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</manifest:manifest>
</file>

<file path=content.xml><?xml version="1.0" encoding="utf-8"?>
<office:document xmlns:office="urn:oasis:names:tc:opendocument:xmlns:office:1.0" office:mimetype="application/vnd.oasis.opendocument.spreadsheet">
  <office:automatic-styles>
    <style:style xmlns:style="urn:oasis:names:tc:opendocument:xmlns:style:1.0" style:family="table-column" style:name="defaultCol0">
      <style:table-column-properties style:column-width="20.0mm"/>
    </style:style>
  </office:automatic-styles>
  <office:body>
    <office:spreadsheet>
      <table:table xmlns:table="urn:oasis:names:tc:opendocument:xmlns:table:1.0">
        <table:table-column table:default-cell-style-name="Default"/>
        <table:table-column table:style-name="defaultCol0" table:default-cell-style-name="Default"/>
        <table:table-row>
          <table:table-cell>
            <text:p xmlns:text="urn:oasis:names:tc:opendocument:xmlns:text:1.0">uid</text:p>
          </table:table-cell>
          <table:table-cell>
            <text:p xmlns:text="urn:oasis:names:tc:opendocument:xmlns:text:1.0">cn</text:p>
          </table:table-cell>
        </table:table-row>
        <table:table-row>
          <table:table-cell>
            <text:p xmlns:text="urn:oasis:names:tc:opendocument:xmlns:text:1.0">000848866</text:p>
          </table:table-cell>
          <table:table-cell>
            <text:p xmlns:text="urn:oasis:names:tc:opendocument:xmlns:text:1.0">D. J. Kelly</text:p>
          </table:table-cell>
        </table:table-row>
        <table:table-row>
          <table:table-cell>
            <text:p xmlns:text="urn:oasis:names:tc:opendocument:xmlns:text:1.0">000901866</text:p>
          </table:table-cell>
          <table:table-cell>
            <text:p xmlns:text="urn:oasis:names:tc:opendocument:xmlns:text:1.0">T. Kelly</text:p>
          </table:table-cell>
        </table:table-row>
        <table:table-row>
          <table:table-cell>
            <text:p xmlns:text="urn:oasis:names:tc:opendocument:xmlns:text:1.0">009505897</text:p>
          </table:table-cell>
          <table:table-cell>
            <text:p xmlns:text="urn:oasis:names:tc:opendocument:xmlns:text:1.0">Richard K. Kelly</text:p>
          </table:table-cell>
        </table:table-row>
        <table:table-row>
          <table:table-cell>
            <text:p xmlns:text="urn:oasis:names:tc:opendocument:xmlns:text:1.0">011336866</text:p>
          </table:table-cell>
          <table:table-cell>
            <text:p xmlns:text="urn:oasis:names:tc:opendocument:xmlns:text:1.0">M. P. Kelly</text:p>
          </table:table-cell>
        </table:table-row>
        <table:table-row>
          <table:table-cell>
            <text:p xmlns:text="urn:oasis:names:tc:opendocument:xmlns:text:1.0">019691866</text:p>
          </table:table-cell>
          <table:table-cell>
            <text:p xmlns:text="urn:oasis:names:tc:opendocument:xmlns:text:1.0">C. J. Kelly</text:p>
          </table:table-cell>
        </table:table-row>
        <table:table-row>
          <table:table-cell>
            <text:p xmlns:text="urn:oasis:names:tc:opendocument:xmlns:text:1.0">020019897</text:p>
          </table:table-cell>
          <table:table-cell>
            <text:p xmlns:text="urn:oasis:names:tc:opendocument:xmlns:text:1.0">James F. Kelly</text:p>
          </table:table-cell>
        </table:table-row>
        <table:table-row>
          <table:table-cell>
            <text:p xmlns:text="urn:oasis:names:tc:opendocument:xmlns:text:1.0">022711649</text:p>
          </table:table-cell>
          <table:table-cell>
            <text:p xmlns:text="urn:oasis:names:tc:opendocument:xmlns:text:1.0">John Kelly</text:p>
          </table:table-cell>
        </table:table-row>
        <table:table-row>
          <table:table-cell>
            <text:p xmlns:text="urn:oasis:names:tc:opendocument:xmlns:text:1.0">028742897</text:p>
          </table:table-cell>
          <table:table-cell>
            <text:p xmlns:text="urn:oasis:names:tc:opendocument:xmlns:text:1.0">Daniel T. Kelly</text:p>
          </table:table-cell>
        </table:table-row>
        <table:table-row>
          <table:table-cell>
            <text:p xmlns:text="urn:oasis:names:tc:opendocument:xmlns:text:1.0">036925897</text:p>
          </table:table-cell>
          <table:table-cell>
            <text:p xmlns:text="urn:oasis:names:tc:opendocument:xmlns:text:1.0">Teresa B. Kelly</text:p>
          </table:table-cell>
        </table:table-row>
        <table:table-row>
          <table:table-cell>
            <text:p xmlns:text="urn:oasis:names:tc:opendocument:xmlns:text:1.0">038584649</text:p>
          </table:table-cell>
          <table:table-cell>
            <text:p xmlns:text="urn:oasis:names:tc:opendocument:xmlns:text:1.0">Rose Marie Kelly</text:p>
          </table:table-cell>
        </table:table-row>
        <table:table-row>
          <table:table-cell>
            <text:p xmlns:text="urn:oasis:names:tc:opendocument:xmlns:text:1.0">041787897</text:p>
          </table:table-cell>
          <table:table-cell>
            <text:p xmlns:text="urn:oasis:names:tc:opendocument:xmlns:text:1.0">Joseph C. Kelly</text:p>
          </table:table-cell>
        </table:table-row>
        <table:table-row>
          <table:table-cell>
            <text:p xmlns:text="urn:oasis:names:tc:opendocument:xmlns:text:1.0">043872866</text:p>
          </table:table-cell>
          <table:table-cell>
            <text:p xmlns:text="urn:oasis:names:tc:opendocument:xmlns:text:1.0">W. M. Kelly</text:p>
          </table:table-cell>
        </table:table-row>
        <table:table-row>
          <table:table-cell>
            <text:p xmlns:text="urn:oasis:names:tc:opendocument:xmlns:text:1.0">044411866</text:p>
          </table:table-cell>
          <table:table-cell>
            <text:p xmlns:text="urn:oasis:names:tc:opendocument:xmlns:text:1.0">John Kelly</text:p>
          </table:table-cell>
        </table:table-row>
        <table:table-row>
          <table:table-cell>
            <text:p xmlns:text="urn:oasis:names:tc:opendocument:xmlns:text:1.0">046664866</text:p>
          </table:table-cell>
          <table:table-cell>
            <text:p xmlns:text="urn:oasis:names:tc:opendocument:xmlns:text:1.0">C. P. Kelly</text:p>
          </table:table-cell>
        </table:table-row>
        <table:table-row>
          <table:table-cell>
            <text:p xmlns:text="urn:oasis:names:tc:opendocument:xmlns:text:1.0">052424649</text:p>
          </table:table-cell>
          <table:table-cell>
            <text:p xmlns:text="urn:oasis:names:tc:opendocument:xmlns:text:1.0">Glen Kelly</text:p>
          </table:table-cell>
        </table:table-row>
        <table:table-row>
          <table:table-cell>
            <text:p xmlns:text="urn:oasis:names:tc:opendocument:xmlns:text:1.0">055321649</text:p>
          </table:table-cell>
          <table:table-cell>
            <text:p xmlns:text="urn:oasis:names:tc:opendocument:xmlns:text:1.0">Alva Kelly</text:p>
          </table:table-cell>
        </table:table-row>
        <table:table-row>
          <table:table-cell>
            <text:p xmlns:text="urn:oasis:names:tc:opendocument:xmlns:text:1.0">059621897</text:p>
          </table:table-cell>
          <table:table-cell>
            <text:p xmlns:text="urn:oasis:names:tc:opendocument:xmlns:text:1.0">James C. Kelly</text:p>
          </table:table-cell>
        </table:table-row>
        <table:table-row>
          <table:table-cell>
            <text:p xmlns:text="urn:oasis:names:tc:opendocument:xmlns:text:1.0">060713649</text:p>
          </table:table-cell>
          <table:table-cell>
            <text:p xmlns:text="urn:oasis:names:tc:opendocument:xmlns:text:1.0">Garry Kelly</text:p>
          </table:table-cell>
        </table:table-row>
        <table:table-row>
          <table:table-cell>
            <text:p xmlns:text="urn:oasis:names:tc:opendocument:xmlns:text:1.0">071992866</text:p>
          </table:table-cell>
          <table:table-cell>
            <text:p xmlns:text="urn:oasis:names:tc:opendocument:xmlns:text:1.0">K. Kelly</text:p>
          </table:table-cell>
        </table:table-row>
        <table:table-row>
          <table:table-cell>
            <text:p xmlns:text="urn:oasis:names:tc:opendocument:xmlns:text:1.0">072074866</text:p>
          </table:table-cell>
          <table:table-cell>
            <text:p xmlns:text="urn:oasis:names:tc:opendocument:xmlns:text:1.0">J. J. Kelly</text:p>
          </table:table-cell>
        </table:table-row>
        <table:table-row>
          <table:table-cell>
            <text:p xmlns:text="urn:oasis:names:tc:opendocument:xmlns:text:1.0">076413649</text:p>
          </table:table-cell>
          <table:table-cell>
            <text:p xmlns:text="urn:oasis:names:tc:opendocument:xmlns:text:1.0">Heather Kelly</text:p>
          </table:table-cell>
        </table:table-row>
        <table:table-row>
          <table:table-cell>
            <text:p xmlns:text="urn:oasis:names:tc:opendocument:xmlns:text:1.0">080213649</text:p>
          </table:table-cell>
          <table:table-cell>
            <text:p xmlns:text="urn:oasis:names:tc:opendocument:xmlns:text:1.0">Randy Kelly</text:p>
          </table:table-cell>
        </table:table-row>
        <table:table-row>
          <table:table-cell>
            <text:p xmlns:text="urn:oasis:names:tc:opendocument:xmlns:text:1.0">081843649</text:p>
          </table:table-cell>
          <table:table-cell>
            <text:p xmlns:text="urn:oasis:names:tc:opendocument:xmlns:text:1.0">Leonard Kelly</text:p>
          </table:table-cell>
        </table:table-row>
        <table:table-row>
          <table:table-cell>
            <text:p xmlns:text="urn:oasis:names:tc:opendocument:xmlns:text:1.0">082083649</text:p>
          </table:table-cell>
          <table:table-cell>
            <text:p xmlns:text="urn:oasis:names:tc:opendocument:xmlns:text:1.0">Peter Kelly</text:p>
          </table:table-cell>
        </table:table-row>
        <table:table-row>
          <table:table-cell>
            <text:p xmlns:text="urn:oasis:names:tc:opendocument:xmlns:text:1.0">083794649</text:p>
          </table:table-cell>
          <table:table-cell>
            <text:p xmlns:text="urn:oasis:names:tc:opendocument:xmlns:text:1.0">Alan Kelly</text:p>
          </table:table-cell>
        </table:table-row>
        <table:table-row>
          <table:table-cell>
            <text:p xmlns:text="urn:oasis:names:tc:opendocument:xmlns:text:1.0">093466866</text:p>
          </table:table-cell>
          <table:table-cell>
            <text:p xmlns:text="urn:oasis:names:tc:opendocument:xmlns:text:1.0">P. A. Kelly</text:p>
          </table:table-cell>
        </table:table-row>
        <table:table-row>
          <table:table-cell>
            <text:p xmlns:text="urn:oasis:names:tc:opendocument:xmlns:text:1.0">098357866</text:p>
          </table:table-cell>
          <table:table-cell>
            <text:p xmlns:text="urn:oasis:names:tc:opendocument:xmlns:text:1.0">R. Kelly</text:p>
          </table:table-cell>
        </table:table-row>
        <table:table-row>
          <table:table-cell>
            <text:p xmlns:text="urn:oasis:names:tc:opendocument:xmlns:text:1.0">112497897</text:p>
          </table:table-cell>
          <table:table-cell>
            <text:p xmlns:text="urn:oasis:names:tc:opendocument:xmlns:text:1.0">John J. Kelly</text:p>
          </table:table-cell>
        </table:table-row>
        <table:table-row>
          <table:table-cell>
            <text:p xmlns:text="urn:oasis:names:tc:opendocument:xmlns:text:1.0">125513897</text:p>
          </table:table-cell>
          <table:table-cell>
            <text:p xmlns:text="urn:oasis:names:tc:opendocument:xmlns:text:1.0">Gloria J. Kelly</text:p>
          </table:table-cell>
        </table:table-row>
        <table:table-row>
          <table:table-cell>
            <text:p xmlns:text="urn:oasis:names:tc:opendocument:xmlns:text:1.0">127050897</text:p>
          </table:table-cell>
          <table:table-cell>
            <text:p xmlns:text="urn:oasis:names:tc:opendocument:xmlns:text:1.0">D. Kelly</text:p>
          </table:table-cell>
        </table:table-row>
        <table:table-row>
          <table:table-cell>
            <text:p xmlns:text="urn:oasis:names:tc:opendocument:xmlns:text:1.0">131594897</text:p>
          </table:table-cell>
          <table:table-cell>
            <text:p xmlns:text="urn:oasis:names:tc:opendocument:xmlns:text:1.0">John Kelly</text:p>
          </table:table-cell>
        </table:table-row>
        <table:table-row>
          <table:table-cell>
            <text:p xmlns:text="urn:oasis:names:tc:opendocument:xmlns:text:1.0">150764897</text:p>
          </table:table-cell>
          <table:table-cell>
            <text:p xmlns:text="urn:oasis:names:tc:opendocument:xmlns:text:1.0">Timothy G. Kelly</text:p>
          </table:table-cell>
        </table:table-row>
        <table:table-row>
          <table:table-cell>
            <text:p xmlns:text="urn:oasis:names:tc:opendocument:xmlns:text:1.0">150824897</text:p>
          </table:table-cell>
          <table:table-cell>
            <text:p xmlns:text="urn:oasis:names:tc:opendocument:xmlns:text:1.0">Allan P. Kelly</text:p>
          </table:table-cell>
        </table:table-row>
        <table:table-row>
          <table:table-cell>
            <text:p xmlns:text="urn:oasis:names:tc:opendocument:xmlns:text:1.0">150848897</text:p>
          </table:table-cell>
          <table:table-cell>
            <text:p xmlns:text="urn:oasis:names:tc:opendocument:xmlns:text:1.0">John P. Kelly</text:p>
          </table:table-cell>
        </table:table-row>
        <table:table-row>
          <table:table-cell>
            <text:p xmlns:text="urn:oasis:names:tc:opendocument:xmlns:text:1.0">198606616</text:p>
          </table:table-cell>
          <table:table-cell>
            <text:p xmlns:text="urn:oasis:names:tc:opendocument:xmlns:text:1.0">Alex Kelly</text:p>
          </table:table-cell>
        </table:table-row>
        <table:table-row>
          <table:table-cell>
            <text:p xmlns:text="urn:oasis:names:tc:opendocument:xmlns:text:1.0">1A2331897</text:p>
          </table:table-cell>
          <table:table-cell>
            <text:p xmlns:text="urn:oasis:names:tc:opendocument:xmlns:text:1.0">Patrick Kelly</text:p>
          </table:table-cell>
        </table:table-row>
        <table:table-row>
          <table:table-cell>
            <text:p xmlns:text="urn:oasis:names:tc:opendocument:xmlns:text:1.0">224470897</text:p>
          </table:table-cell>
          <table:table-cell>
            <text:p xmlns:text="urn:oasis:names:tc:opendocument:xmlns:text:1.0">Christopher Kelly</text:p>
          </table:table-cell>
        </table:table-row>
        <table:table-row>
          <table:table-cell>
            <text:p xmlns:text="urn:oasis:names:tc:opendocument:xmlns:text:1.0">229098897</text:p>
          </table:table-cell>
          <table:table-cell>
            <text:p xmlns:text="urn:oasis:names:tc:opendocument:xmlns:text:1.0">Thomas Kelly</text:p>
          </table:table-cell>
        </table:table-row>
        <table:table-row>
          <table:table-cell>
            <text:p xmlns:text="urn:oasis:names:tc:opendocument:xmlns:text:1.0">236891897</text:p>
          </table:table-cell>
          <table:table-cell>
            <text:p xmlns:text="urn:oasis:names:tc:opendocument:xmlns:text:1.0">William R. Kelly</text:p>
          </table:table-cell>
        </table:table-row>
        <table:table-row>
          <table:table-cell>
            <text:p xmlns:text="urn:oasis:names:tc:opendocument:xmlns:text:1.0">241611897</text:p>
          </table:table-cell>
          <table:table-cell>
            <text:p xmlns:text="urn:oasis:names:tc:opendocument:xmlns:text:1.0">Robert Kelly</text:p>
          </table:table-cell>
        </table:table-row>
        <table:table-row>
          <table:table-cell>
            <text:p xmlns:text="urn:oasis:names:tc:opendocument:xmlns:text:1.0">248096897</text:p>
          </table:table-cell>
          <table:table-cell>
            <text:p xmlns:text="urn:oasis:names:tc:opendocument:xmlns:text:1.0">Karen A. Kelly</text:p>
          </table:table-cell>
        </table:table-row>
        <table:table-row>
          <table:table-cell>
            <text:p xmlns:text="urn:oasis:names:tc:opendocument:xmlns:text:1.0">250931897</text:p>
          </table:table-cell>
          <table:table-cell>
            <text:p xmlns:text="urn:oasis:names:tc:opendocument:xmlns:text:1.0">Michael G. Kelly</text:p>
          </table:table-cell>
        </table:table-row>
        <table:table-row>
          <table:table-cell>
            <text:p xmlns:text="urn:oasis:names:tc:opendocument:xmlns:text:1.0">251095897</text:p>
          </table:table-cell>
          <table:table-cell>
            <text:p xmlns:text="urn:oasis:names:tc:opendocument:xmlns:text:1.0">Kevin P. Kelly</text:p>
          </table:table-cell>
        </table:table-row>
        <table:table-row>
          <table:table-cell>
            <text:p xmlns:text="urn:oasis:names:tc:opendocument:xmlns:text:1.0">253773897</text:p>
          </table:table-cell>
          <table:table-cell>
            <text:p xmlns:text="urn:oasis:names:tc:opendocument:xmlns:text:1.0">Robert J. Kelly</text:p>
          </table:table-cell>
        </table:table-row>
        <table:table-row>
          <table:table-cell>
            <text:p xmlns:text="urn:oasis:names:tc:opendocument:xmlns:text:1.0">2A8956897</text:p>
          </table:table-cell>
          <table:table-cell>
            <text:p xmlns:text="urn:oasis:names:tc:opendocument:xmlns:text:1.0">Timothy M. Kelly</text:p>
          </table:table-cell>
        </table:table-row>
        <table:table-row>
          <table:table-cell>
            <text:p xmlns:text="urn:oasis:names:tc:opendocument:xmlns:text:1.0">346098897</text:p>
          </table:table-cell>
          <table:table-cell>
            <text:p xmlns:text="urn:oasis:names:tc:opendocument:xmlns:text:1.0">Barbara Kelly</text:p>
          </table:table-cell>
        </table:table-row>
        <table:table-row>
          <table:table-cell>
            <text:p xmlns:text="urn:oasis:names:tc:opendocument:xmlns:text:1.0">352137616</text:p>
          </table:table-cell>
          <table:table-cell>
            <text:p xmlns:text="urn:oasis:names:tc:opendocument:xmlns:text:1.0">Brendan Kelly</text:p>
          </table:table-cell>
        </table:table-row>
        <table:table-row>
          <table:table-cell>
            <text:p xmlns:text="urn:oasis:names:tc:opendocument:xmlns:text:1.0">352578616</text:p>
          </table:table-cell>
          <table:table-cell>
            <text:p xmlns:text="urn:oasis:names:tc:opendocument:xmlns:text:1.0">Garry W. Kelly</text:p>
          </table:table-cell>
        </table:table-row>
        <table:table-row>
          <table:table-cell>
            <text:p xmlns:text="urn:oasis:names:tc:opendocument:xmlns:text:1.0">354451616</text:p>
          </table:table-cell>
          <table:table-cell>
            <text:p xmlns:text="urn:oasis:names:tc:opendocument:xmlns:text:1.0">Jason Kelly</text:p>
          </table:table-cell>
        </table:table-row>
        <table:table-row>
          <table:table-cell>
            <text:p xmlns:text="urn:oasis:names:tc:opendocument:xmlns:text:1.0">355897616</text:p>
          </table:table-cell>
          <table:table-cell>
            <text:p xmlns:text="urn:oasis:names:tc:opendocument:xmlns:text:1.0">Chris J. Kelly</text:p>
          </table:table-cell>
        </table:table-row>
        <table:table-row>
          <table:table-cell>
            <text:p xmlns:text="urn:oasis:names:tc:opendocument:xmlns:text:1.0">367527897</text:p>
          </table:table-cell>
          <table:table-cell>
            <text:p xmlns:text="urn:oasis:names:tc:opendocument:xmlns:text:1.0">Patricia E. Kelly</text:p>
          </table:table-cell>
        </table:table-row>
        <table:table-row>
          <table:table-cell>
            <text:p xmlns:text="urn:oasis:names:tc:opendocument:xmlns:text:1.0">378863897</text:p>
          </table:table-cell>
          <table:table-cell>
            <text:p xmlns:text="urn:oasis:names:tc:opendocument:xmlns:text:1.0">Tom J. Kelly</text:p>
          </table:table-cell>
        </table:table-row>
        <table:table-row>
          <table:table-cell>
            <text:p xmlns:text="urn:oasis:names:tc:opendocument:xmlns:text:1.0">388148897</text:p>
          </table:table-cell>
          <table:table-cell>
            <text:p xmlns:text="urn:oasis:names:tc:opendocument:xmlns:text:1.0">Timothy S. Kelly</text:p>
          </table:table-cell>
        </table:table-row>
        <table:table-row>
          <table:table-cell>
            <text:p xmlns:text="urn:oasis:names:tc:opendocument:xmlns:text:1.0">399383897</text:p>
          </table:table-cell>
          <table:table-cell>
            <text:p xmlns:text="urn:oasis:names:tc:opendocument:xmlns:text:1.0">Lauren Kelly</text:p>
          </table:table-cell>
        </table:table-row>
        <table:table-row>
          <table:table-cell>
            <text:p xmlns:text="urn:oasis:names:tc:opendocument:xmlns:text:1.0">3A2294897</text:p>
          </table:table-cell>
          <table:table-cell>
            <text:p xmlns:text="urn:oasis:names:tc:opendocument:xmlns:text:1.0">Patrick T. Kelly</text:p>
          </table:table-cell>
        </table:table-row>
        <table:table-row>
          <table:table-cell>
            <text:p xmlns:text="urn:oasis:names:tc:opendocument:xmlns:text:1.0">446355897</text:p>
          </table:table-cell>
          <table:table-cell>
            <text:p xmlns:text="urn:oasis:names:tc:opendocument:xmlns:text:1.0">Thomas I. Kelly</text:p>
          </table:table-cell>
        </table:table-row>
        <table:table-row>
          <table:table-cell>
            <text:p xmlns:text="urn:oasis:names:tc:opendocument:xmlns:text:1.0">447983897</text:p>
          </table:table-cell>
          <table:table-cell>
            <text:p xmlns:text="urn:oasis:names:tc:opendocument:xmlns:text:1.0">Kimberley A. Kelly</text:p>
          </table:table-cell>
        </table:table-row>
        <table:table-row>
          <table:table-cell>
            <text:p xmlns:text="urn:oasis:names:tc:opendocument:xmlns:text:1.0">450813897</text:p>
          </table:table-cell>
          <table:table-cell>
            <text:p xmlns:text="urn:oasis:names:tc:opendocument:xmlns:text:1.0">Kevin Kelly</text:p>
          </table:table-cell>
        </table:table-row>
        <table:table-row>
          <table:table-cell>
            <text:p xmlns:text="urn:oasis:names:tc:opendocument:xmlns:text:1.0">450866616</text:p>
          </table:table-cell>
          <table:table-cell>
            <text:p xmlns:text="urn:oasis:names:tc:opendocument:xmlns:text:1.0">James P. Kelly</text:p>
          </table:table-cell>
        </table:table-row>
        <table:table-row>
          <table:table-cell>
            <text:p xmlns:text="urn:oasis:names:tc:opendocument:xmlns:text:1.0">451067897</text:p>
          </table:table-cell>
          <table:table-cell>
            <text:p xmlns:text="urn:oasis:names:tc:opendocument:xmlns:text:1.0">John A. Kelly</text:p>
          </table:table-cell>
        </table:table-row>
        <table:table-row>
          <table:table-cell>
            <text:p xmlns:text="urn:oasis:names:tc:opendocument:xmlns:text:1.0">454799897</text:p>
          </table:table-cell>
          <table:table-cell>
            <text:p xmlns:text="urn:oasis:names:tc:opendocument:xmlns:text:1.0">Lynn J. Kelly</text:p>
          </table:table-cell>
        </table:table-row>
        <table:table-row>
          <table:table-cell>
            <text:p xmlns:text="urn:oasis:names:tc:opendocument:xmlns:text:1.0">461145616</text:p>
          </table:table-cell>
          <table:table-cell>
            <text:p xmlns:text="urn:oasis:names:tc:opendocument:xmlns:text:1.0">Michael Kelly</text:p>
          </table:table-cell>
        </table:table-row>
        <table:table-row>
          <table:table-cell>
            <text:p xmlns:text="urn:oasis:names:tc:opendocument:xmlns:text:1.0">4945+2897</text:p>
          </table:table-cell>
          <table:table-cell>
            <text:p xmlns:text="urn:oasis:names:tc:opendocument:xmlns:text:1.0">Lisa Kelly</text:p>
          </table:table-cell>
        </table:table-row>
        <table:table-row>
          <table:table-cell>
            <text:p xmlns:text="urn:oasis:names:tc:opendocument:xmlns:text:1.0">4A2865897</text:p>
          </table:table-cell>
          <table:table-cell>
            <text:p xmlns:text="urn:oasis:names:tc:opendocument:xmlns:text:1.0">Dennis T. Kelly</text:p>
          </table:table-cell>
        </table:table-row>
        <table:table-row>
          <table:table-cell>
            <text:p xmlns:text="urn:oasis:names:tc:opendocument:xmlns:text:1.0">4A7436897</text:p>
          </table:table-cell>
          <table:table-cell>
            <text:p xmlns:text="urn:oasis:names:tc:opendocument:xmlns:text:1.0">Michael P. Kelly</text:p>
          </table:table-cell>
        </table:table-row>
        <table:table-row>
          <table:table-cell>
            <text:p xmlns:text="urn:oasis:names:tc:opendocument:xmlns:text:1.0">651052897</text:p>
          </table:table-cell>
          <table:table-cell>
            <text:p xmlns:text="urn:oasis:names:tc:opendocument:xmlns:text:1.0">Michael T. Kelly</text:p>
          </table:table-cell>
        </table:table-row>
        <table:table-row>
          <table:table-cell>
            <text:p xmlns:text="urn:oasis:names:tc:opendocument:xmlns:text:1.0">686338897</text:p>
          </table:table-cell>
          <table:table-cell>
            <text:p xmlns:text="urn:oasis:names:tc:opendocument:xmlns:text:1.0">Michael R. Kelly</text:p>
          </table:table-cell>
        </table:table-row>
        <table:table-row>
          <table:table-cell>
            <text:p xmlns:text="urn:oasis:names:tc:opendocument:xmlns:text:1.0">700783897</text:p>
          </table:table-cell>
          <table:table-cell>
            <text:p xmlns:text="urn:oasis:names:tc:opendocument:xmlns:text:1.0">Heather R. Baker</text:p>
          </table:table-cell>
        </table:table-row>
        <table:table-row>
          <table:table-cell>
            <text:p xmlns:text="urn:oasis:names:tc:opendocument:xmlns:text:1.0">702579616</text:p>
          </table:table-cell>
          <table:table-cell>
            <text:p xmlns:text="urn:oasis:names:tc:opendocument:xmlns:text:1.0">John W. Kelly</text:p>
          </table:table-cell>
        </table:table-row>
        <table:table-row>
          <table:table-cell>
            <text:p xmlns:text="urn:oasis:names:tc:opendocument:xmlns:text:1.0">703668616</text:p>
          </table:table-cell>
          <table:table-cell>
            <text:p xmlns:text="urn:oasis:names:tc:opendocument:xmlns:text:1.0">Helen Kelly</text:p>
          </table:table-cell>
        </table:table-row>
        <table:table-row>
          <table:table-cell>
            <text:p xmlns:text="urn:oasis:names:tc:opendocument:xmlns:text:1.0">738453897</text:p>
          </table:table-cell>
          <table:table-cell>
            <text:p xmlns:text="urn:oasis:names:tc:opendocument:xmlns:text:1.0">Kimberly Kelly</text:p>
          </table:table-cell>
        </table:table-row>
        <table:table-row>
          <table:table-cell>
            <text:p xmlns:text="urn:oasis:names:tc:opendocument:xmlns:text:1.0">738467897</text:p>
          </table:table-cell>
          <table:table-cell>
            <text:p xmlns:text="urn:oasis:names:tc:opendocument:xmlns:text:1.0">Jan L. Hallowell</text:p>
          </table:table-cell>
        </table:table-row>
        <table:table-row>
          <table:table-cell>
            <text:p xmlns:text="urn:oasis:names:tc:opendocument:xmlns:text:1.0">756944897</text:p>
          </table:table-cell>
          <table:table-cell>
            <text:p xmlns:text="urn:oasis:names:tc:opendocument:xmlns:text:1.0">Kevin J. Kelly</text:p>
          </table:table-cell>
        </table:table-row>
        <table:table-row>
          <table:table-cell>
            <text:p xmlns:text="urn:oasis:names:tc:opendocument:xmlns:text:1.0">777763897</text:p>
          </table:table-cell>
          <table:table-cell>
            <text:p xmlns:text="urn:oasis:names:tc:opendocument:xmlns:text:1.0">Rebecca A. Kelly</text:p>
          </table:table-cell>
        </table:table-row>
        <table:table-row>
          <table:table-cell>
            <text:p xmlns:text="urn:oasis:names:tc:opendocument:xmlns:text:1.0">7A9982897</text:p>
          </table:table-cell>
          <table:table-cell>
            <text:p xmlns:text="urn:oasis:names:tc:opendocument:xmlns:text:1.0">Jennifer L. Kelly</text:p>
          </table:table-cell>
        </table:table-row>
        <table:table-row>
          <table:table-cell>
            <text:p xmlns:text="urn:oasis:names:tc:opendocument:xmlns:text:1.0">803122897</text:p>
          </table:table-cell>
          <table:table-cell>
            <text:p xmlns:text="urn:oasis:names:tc:opendocument:xmlns:text:1.0">Clint W. Kelly</text:p>
          </table:table-cell>
        </table:table-row>
        <table:table-row>
          <table:table-cell>
            <text:p xmlns:text="urn:oasis:names:tc:opendocument:xmlns:text:1.0">806097897</text:p>
          </table:table-cell>
          <table:table-cell>
            <text:p xmlns:text="urn:oasis:names:tc:opendocument:xmlns:text:1.0">Timothy J. Kelly</text:p>
          </table:table-cell>
        </table:table-row>
        <table:table-row>
          <table:table-cell>
            <text:p xmlns:text="urn:oasis:names:tc:opendocument:xmlns:text:1.0">818872897</text:p>
          </table:table-cell>
          <table:table-cell>
            <text:p xmlns:text="urn:oasis:names:tc:opendocument:xmlns:text:1.0">Judy A. Kelly</text:p>
          </table:table-cell>
        </table:table-row>
        <table:table-row>
          <table:table-cell>
            <text:p xmlns:text="urn:oasis:names:tc:opendocument:xmlns:text:1.0">850634897</text:p>
          </table:table-cell>
          <table:table-cell>
            <text:p xmlns:text="urn:oasis:names:tc:opendocument:xmlns:text:1.0">Michael Kelly</text:p>
          </table:table-cell>
        </table:table-row>
        <table:table-row>
          <table:table-cell>
            <text:p xmlns:text="urn:oasis:names:tc:opendocument:xmlns:text:1.0">851095897</text:p>
          </table:table-cell>
          <table:table-cell>
            <text:p xmlns:text="urn:oasis:names:tc:opendocument:xmlns:text:1.0">Andrew Kelly</text:p>
          </table:table-cell>
        </table:table-row>
        <table:table-row>
          <table:table-cell>
            <text:p xmlns:text="urn:oasis:names:tc:opendocument:xmlns:text:1.0">860140897</text:p>
          </table:table-cell>
          <table:table-cell>
            <text:p xmlns:text="urn:oasis:names:tc:opendocument:xmlns:text:1.0">Peter W. Kelly</text:p>
          </table:table-cell>
        </table:table-row>
        <table:table-row>
          <table:table-cell>
            <text:p xmlns:text="urn:oasis:names:tc:opendocument:xmlns:text:1.0">930522897</text:p>
          </table:table-cell>
          <table:table-cell>
            <text:p xmlns:text="urn:oasis:names:tc:opendocument:xmlns:text:1.0">Ellen M. Kelly</text:p>
          </table:table-cell>
        </table:table-row>
        <table:table-row>
          <table:table-cell>
            <text:p xmlns:text="urn:oasis:names:tc:opendocument:xmlns:text:1.0">961674897</text:p>
          </table:table-cell>
          <table:table-cell>
            <text:p xmlns:text="urn:oasis:names:tc:opendocument:xmlns:text:1.0">Lisa A. Kelly</text:p>
          </table:table-cell>
        </table:table-row>
        <table:table-row>
          <table:table-cell>
            <text:p xmlns:text="urn:oasis:names:tc:opendocument:xmlns:text:1.0">961897897</text:p>
          </table:table-cell>
          <table:table-cell>
            <text:p xmlns:text="urn:oasis:names:tc:opendocument:xmlns:text:1.0">Richard J. Kelly</text:p>
          </table:table-cell>
        </table:table-row>
        <table:table-row>
          <table:table-cell>
            <text:p xmlns:text="urn:oasis:names:tc:opendocument:xmlns:text:1.0">967966897</text:p>
          </table:table-cell>
          <table:table-cell>
            <text:p xmlns:text="urn:oasis:names:tc:opendocument:xmlns:text:1.0">Marcus A. Kelly</text:p>
          </table:table-cell>
        </table:table-row>
        <table:table-row>
          <table:table-cell>
            <text:p xmlns:text="urn:oasis:names:tc:opendocument:xmlns:text:1.0">974947897</text:p>
          </table:table-cell>
          <table:table-cell>
            <text:p xmlns:text="urn:oasis:names:tc:opendocument:xmlns:text:1.0">Annmarie Kelly</text:p>
          </table:table-cell>
        </table:table-row>
        <table:table-row>
          <table:table-cell>
            <text:p xmlns:text="urn:oasis:names:tc:opendocument:xmlns:text:1.0">4A8399897</text:p>
          </table:table-cell>
          <table:table-cell>
            <text:p xmlns:text="urn:oasis:names:tc:opendocument:xmlns:text:1.0">Theresa A. Kelly</text:p>
          </table:table-cell>
        </table:table-row>
        <table:table-row>
          <table:table-cell>
            <text:p xmlns:text="urn:oasis:names:tc:opendocument:xmlns:text:1.0">934639897</text:p>
          </table:table-cell>
          <table:table-cell>
            <text:p xmlns:text="urn:oasis:names:tc:opendocument:xmlns:text:1.0">Benjamin J. Kelly</text:p>
          </table:table-cell>
        </table:table-row>
        <table:table-row>
          <table:table-cell>
            <text:p xmlns:text="urn:oasis:names:tc:opendocument:xmlns:text:1.0">055954866</text:p>
          </table:table-cell>
          <table:table-cell>
            <text:p xmlns:text="urn:oasis:names:tc:opendocument:xmlns:text:1.0">I. Kelly</text:p>
          </table:table-cell>
        </table:table-row>
        <table:table-row>
          <table:table-cell>
            <text:p xmlns:text="urn:oasis:names:tc:opendocument:xmlns:text:1.0">C16793866</text:p>
          </table:table-cell>
          <table:table-cell>
            <text:p xmlns:text="urn:oasis:names:tc:opendocument:xmlns:text:1.0">Rachel Kelly</text:p>
          </table:table-cell>
        </table:table-row>
        <table:table-row>
          <table:table-cell>
            <text:p xmlns:text="urn:oasis:names:tc:opendocument:xmlns:text:1.0">I75932754</text:p>
          </table:table-cell>
          <table:table-cell>
            <text:p xmlns:text="urn:oasis:names:tc:opendocument:xmlns:text:1.0">Elizabeth Kelly Murnane</text:p>
          </table:table-cell>
        </table:table-row>
        <table:table-row>
          <table:table-cell>
            <text:p xmlns:text="urn:oasis:names:tc:opendocument:xmlns:text:1.0">I75969754</text:p>
          </table:table-cell>
          <table:table-cell>
            <text:p xmlns:text="urn:oasis:names:tc:opendocument:xmlns:text:1.0">Ron Kelly</text:p>
          </table:table-cell>
        </table:table-row>
        <table:table-row>
          <table:table-cell>
            <text:p xmlns:text="urn:oasis:names:tc:opendocument:xmlns:text:1.0">I76304754</text:p>
          </table:table-cell>
          <table:table-cell>
            <text:p xmlns:text="urn:oasis:names:tc:opendocument:xmlns:text:1.0">James Kelly</text:p>
          </table:table-cell>
        </table:table-row>
        <table:table-row>
          <table:table-cell>
            <text:p xmlns:text="urn:oasis:names:tc:opendocument:xmlns:text:1.0">I77865754</text:p>
          </table:table-cell>
          <table:table-cell>
            <text:p xmlns:text="urn:oasis:names:tc:opendocument:xmlns:text:1.0">Gordon Kelly</text:p>
          </table:table-cell>
        </table:table-row>
        <table:table-row>
          <table:table-cell>
            <text:p xmlns:text="urn:oasis:names:tc:opendocument:xmlns:text:1.0">I79183754</text:p>
          </table:table-cell>
          <table:table-cell>
            <text:p xmlns:text="urn:oasis:names:tc:opendocument:xmlns:text:1.0">Stephen Kelly</text:p>
          </table:table-cell>
        </table:table-row>
        <table:table-row>
          <table:table-cell>
            <text:p xmlns:text="urn:oasis:names:tc:opendocument:xmlns:text:1.0">I79344754</text:p>
          </table:table-cell>
          <table:table-cell>
            <text:p xmlns:text="urn:oasis:names:tc:opendocument:xmlns:text:1.0">Eugene Kelly</text:p>
          </table:table-cell>
        </table:table-row>
        <table:table-row>
          <table:table-cell>
            <text:p xmlns:text="urn:oasis:names:tc:opendocument:xmlns:text:1.0">I80498754</text:p>
          </table:table-cell>
          <table:table-cell>
            <text:p xmlns:text="urn:oasis:names:tc:opendocument:xmlns:text:1.0">David Kelly</text:p>
          </table:table-cell>
        </table:table-row>
        <table:table-row>
          <table:table-cell>
            <text:p xmlns:text="urn:oasis:names:tc:opendocument:xmlns:text:1.0">I82180754</text:p>
          </table:table-cell>
          <table:table-cell>
            <text:p xmlns:text="urn:oasis:names:tc:opendocument:xmlns:text:1.0">Eleanor Kelly</text:p>
          </table:table-cell>
        </table:table-row>
        <table:table-row>
          <table:table-cell>
            <text:p xmlns:text="urn:oasis:names:tc:opendocument:xmlns:text:1.0">I82537754</text:p>
          </table:table-cell>
          <table:table-cell>
            <text:p xmlns:text="urn:oasis:names:tc:opendocument:xmlns:text:1.0">Dave Kelly</text:p>
          </table:table-cell>
        </table:table-row>
        <table:table-row>
          <table:table-cell>
            <text:p xmlns:text="urn:oasis:names:tc:opendocument:xmlns:text:1.0">I94149754</text:p>
          </table:table-cell>
          <table:table-cell>
            <text:p xmlns:text="urn:oasis:names:tc:opendocument:xmlns:text:1.0">Barbara Kelly</text:p>
          </table:table-cell>
        </table:table-row>
        <table:table-row>
          <table:table-cell>
            <text:p xmlns:text="urn:oasis:names:tc:opendocument:xmlns:text:1.0">I94377754</text:p>
          </table:table-cell>
          <table:table-cell>
            <text:p xmlns:text="urn:oasis:names:tc:opendocument:xmlns:text:1.0">John Kelly</text:p>
          </table:table-cell>
        </table:table-row>
        <table:table-row>
          <table:table-cell>
            <text:p xmlns:text="urn:oasis:names:tc:opendocument:xmlns:text:1.0">I94381754</text:p>
          </table:table-cell>
          <table:table-cell>
            <text:p xmlns:text="urn:oasis:names:tc:opendocument:xmlns:text:1.0">Vincent Kelly</text:p>
          </table:table-cell>
        </table:table-row>
        <table:table-row>
          <table:table-cell>
            <text:p xmlns:text="urn:oasis:names:tc:opendocument:xmlns:text:1.0">L56930897</text:p>
          </table:table-cell>
          <table:table-cell>
            <text:p xmlns:text="urn:oasis:names:tc:opendocument:xmlns:text:1.0">Gregory T. Kelly</text:p>
          </table:table-cell>
        </table:table-row>
        <table:table-row>
          <table:table-cell>
            <text:p xmlns:text="urn:oasis:names:tc:opendocument:xmlns:text:1.0">1A4062897</text:p>
          </table:table-cell>
          <table:table-cell>
            <text:p xmlns:text="urn:oasis:names:tc:opendocument:xmlns:text:1.0">Kalena K. Blue</text:p>
          </table:table-cell>
        </table:table-row>
        <table:table-row>
          <table:table-cell>
            <text:p xmlns:text="urn:oasis:names:tc:opendocument:xmlns:text:1.0">134589724</text:p>
          </table:table-cell>
          <table:table-cell>
            <text:p xmlns:text="urn:oasis:names:tc:opendocument:xmlns:text:1.0">Thomas Kelly</text:p>
          </table:table-cell>
        </table:table-row>
        <table:table-row>
          <table:table-cell>
            <text:p xmlns:text="urn:oasis:names:tc:opendocument:xmlns:text:1.0">048684848</text:p>
          </table:table-cell>
          <table:table-cell>
            <text:p xmlns:text="urn:oasis:names:tc:opendocument:xmlns:text:1.0">Martin Kelly</text:p>
          </table:table-cell>
        </table:table-row>
        <table:table-row>
          <table:table-cell>
            <text:p xmlns:text="urn:oasis:names:tc:opendocument:xmlns:text:1.0">I84751754</text:p>
          </table:table-cell>
          <table:table-cell>
            <text:p xmlns:text="urn:oasis:names:tc:opendocument:xmlns:text:1.0">Martin Kelly</text:p>
          </table:table-cell>
        </table:table-row>
        <table:table-row>
          <table:table-cell>
            <text:p xmlns:text="urn:oasis:names:tc:opendocument:xmlns:text:1.0">075882866</text:p>
          </table:table-cell>
          <table:table-cell>
            <text:p xmlns:text="urn:oasis:names:tc:opendocument:xmlns:text:1.0">S. M. Prosser</text:p>
          </table:table-cell>
        </table:table-row>
        <table:table-row>
          <table:table-cell>
            <text:p xmlns:text="urn:oasis:names:tc:opendocument:xmlns:text:1.0">051084897</text:p>
          </table:table-cell>
          <table:table-cell>
            <text:p xmlns:text="urn:oasis:names:tc:opendocument:xmlns:text:1.0">Edward Kelly</text:p>
          </table:table-cell>
        </table:table-row>
        <table:table-row>
          <table:table-cell>
            <text:p xmlns:text="urn:oasis:names:tc:opendocument:xmlns:text:1.0">0D0928897</text:p>
          </table:table-cell>
          <table:table-cell>
            <text:p xmlns:text="urn:oasis:names:tc:opendocument:xmlns:text:1.0">Michelle S. Kelly</text:p>
          </table:table-cell>
        </table:table-row>
        <table:table-row>
          <table:table-cell>
            <text:p xmlns:text="urn:oasis:names:tc:opendocument:xmlns:text:1.0">0D2256897</text:p>
          </table:table-cell>
          <table:table-cell>
            <text:p xmlns:text="urn:oasis:names:tc:opendocument:xmlns:text:1.0">Joseph F. Kelly</text:p>
          </table:table-cell>
        </table:table-row>
        <table:table-row>
          <table:table-cell>
            <text:p xmlns:text="urn:oasis:names:tc:opendocument:xmlns:text:1.0">0D2484897</text:p>
          </table:table-cell>
          <table:table-cell>
            <text:p xmlns:text="urn:oasis:names:tc:opendocument:xmlns:text:1.0">Jeffrey Kelly</text:p>
          </table:table-cell>
        </table:table-row>
        <table:table-row>
          <table:table-cell>
            <text:p xmlns:text="urn:oasis:names:tc:opendocument:xmlns:text:1.0">091222649</text:p>
          </table:table-cell>
          <table:table-cell>
            <text:p xmlns:text="urn:oasis:names:tc:opendocument:xmlns:text:1.0">Tammy Kelly</text:p>
          </table:table-cell>
        </table:table-row>
        <table:table-row>
          <table:table-cell>
            <text:p xmlns:text="urn:oasis:names:tc:opendocument:xmlns:text:1.0">091405649</text:p>
          </table:table-cell>
          <table:table-cell>
            <text:p xmlns:text="urn:oasis:names:tc:opendocument:xmlns:text:1.0">Dan Kelly</text:p>
          </table:table-cell>
        </table:table-row>
        <table:table-row>
          <table:table-cell>
            <text:p xmlns:text="urn:oasis:names:tc:opendocument:xmlns:text:1.0">063551866</text:p>
          </table:table-cell>
          <table:table-cell>
            <text:p xmlns:text="urn:oasis:names:tc:opendocument:xmlns:text:1.0">M. Kelly</text:p>
          </table:table-cell>
        </table:table-row>
        <table:table-row>
          <table:table-cell>
            <text:p xmlns:text="urn:oasis:names:tc:opendocument:xmlns:text:1.0">620673897</text:p>
          </table:table-cell>
          <table:table-cell>
            <text:p xmlns:text="urn:oasis:names:tc:opendocument:xmlns:text:1.0">AIDAN KELLY</text:p>
          </table:table-cell>
        </table:table-row>
        <table:table-row>
          <table:table-cell>
            <text:p xmlns:text="urn:oasis:names:tc:opendocument:xmlns:text:1.0">1D0812897</text:p>
          </table:table-cell>
          <table:table-cell>
            <text:p xmlns:text="urn:oasis:names:tc:opendocument:xmlns:text:1.0">Charles T. Kelly</text:p>
          </table:table-cell>
        </table:table-row>
        <table:table-row>
          <table:table-cell>
            <text:p xmlns:text="urn:oasis:names:tc:opendocument:xmlns:text:1.0">490633897</text:p>
          </table:table-cell>
          <table:table-cell>
            <text:p xmlns:text="urn:oasis:names:tc:opendocument:xmlns:text:1.0">KERRY A. KELLY</text:p>
          </table:table-cell>
        </table:table-row>
        <table:table-row>
          <table:table-cell>
            <text:p xmlns:text="urn:oasis:names:tc:opendocument:xmlns:text:1.0">002787796</text:p>
          </table:table-cell>
          <table:table-cell>
            <text:p xmlns:text="urn:oasis:names:tc:opendocument:xmlns:text:1.0">Jim Kelly</text:p>
          </table:table-cell>
        </table:table-row>
        <table:table-row>
          <table:table-cell>
            <text:p xmlns:text="urn:oasis:names:tc:opendocument:xmlns:text:1.0">C-162Y897</text:p>
          </table:table-cell>
          <table:table-cell>
            <text:p xmlns:text="urn:oasis:names:tc:opendocument:xmlns:text:1.0">Rick E. Kelly</text:p>
          </table:table-cell>
        </table:table-row>
        <table:table-row>
          <table:table-cell>
            <text:p xmlns:text="urn:oasis:names:tc:opendocument:xmlns:text:1.0">CV1AV2CA3</text:p>
          </table:table-cell>
          <table:table-cell>
            <text:p xmlns:text="urn:oasis:names:tc:opendocument:xmlns:text:1.0">Services Kelly</text:p>
          </table:table-cell>
        </table:table-row>
        <table:table-row>
          <table:table-cell>
            <text:p xmlns:text="urn:oasis:names:tc:opendocument:xmlns:text:1.0">056965649</text:p>
          </table:table-cell>
          <table:table-cell>
            <text:p xmlns:text="urn:oasis:names:tc:opendocument:xmlns:text:1.0">Quinn Kelly</text:p>
          </table:table-cell>
        </table:table-row>
        <table:table-row>
          <table:table-cell>
            <text:p xmlns:text="urn:oasis:names:tc:opendocument:xmlns:text:1.0">Y21156866</text:p>
          </table:table-cell>
          <table:table-cell>
            <text:p xmlns:text="urn:oasis:names:tc:opendocument:xmlns:text:1.0">Damian Kelly</text:p>
          </table:table-cell>
        </table:table-row>
        <table:table-row>
          <table:table-cell>
            <text:p xmlns:text="urn:oasis:names:tc:opendocument:xmlns:text:1.0">2D3949897</text:p>
          </table:table-cell>
          <table:table-cell>
            <text:p xmlns:text="urn:oasis:names:tc:opendocument:xmlns:text:1.0">Timothy J. Kelly</text:p>
          </table:table-cell>
        </table:table-row>
        <table:table-row>
          <table:table-cell>
            <text:p xmlns:text="urn:oasis:names:tc:opendocument:xmlns:text:1.0">2D4788897</text:p>
          </table:table-cell>
          <table:table-cell>
            <text:p xmlns:text="urn:oasis:names:tc:opendocument:xmlns:text:1.0">Cheryl Kelly</text:p>
          </table:table-cell>
        </table:table-row>
        <table:table-row>
          <table:table-cell>
            <text:p xmlns:text="urn:oasis:names:tc:opendocument:xmlns:text:1.0">2D4998897</text:p>
          </table:table-cell>
          <table:table-cell>
            <text:p xmlns:text="urn:oasis:names:tc:opendocument:xmlns:text:1.0">JAMES J. KELLY</text:p>
          </table:table-cell>
        </table:table-row>
        <table:table-row>
          <table:table-cell>
            <text:p xmlns:text="urn:oasis:names:tc:opendocument:xmlns:text:1.0">0D3339897</text:p>
          </table:table-cell>
          <table:table-cell>
            <text:p xmlns:text="urn:oasis:names:tc:opendocument:xmlns:text:1.0">PATRICK KELLY</text:p>
          </table:table-cell>
        </table:table-row>
        <table:table-row>
          <table:table-cell>
            <text:p xmlns:text="urn:oasis:names:tc:opendocument:xmlns:text:1.0">3D0276897</text:p>
          </table:table-cell>
          <table:table-cell>
            <text:p xmlns:text="urn:oasis:names:tc:opendocument:xmlns:text:1.0">DOUGLAS J. KELLY</text:p>
          </table:table-cell>
        </table:table-row>
        <table:table-row>
          <table:table-cell>
            <text:p xmlns:text="urn:oasis:names:tc:opendocument:xmlns:text:1.0">2D4951897</text:p>
          </table:table-cell>
          <table:table-cell>
            <text:p xmlns:text="urn:oasis:names:tc:opendocument:xmlns:text:1.0">Philip J. Kelly</text:p>
          </table:table-cell>
        </table:table-row>
        <table:table-row>
          <table:table-cell>
            <text:p xmlns:text="urn:oasis:names:tc:opendocument:xmlns:text:1.0">3D0587897</text:p>
          </table:table-cell>
          <table:table-cell>
            <text:p xmlns:text="urn:oasis:names:tc:opendocument:xmlns:text:1.0">JOY Y. KELLY</text:p>
          </table:table-cell>
        </table:table-row>
        <table:table-row>
          <table:table-cell>
            <text:p xmlns:text="urn:oasis:names:tc:opendocument:xmlns:text:1.0">3D0551897</text:p>
          </table:table-cell>
          <table:table-cell>
            <text:p xmlns:text="urn:oasis:names:tc:opendocument:xmlns:text:1.0">GERRARD O. KELLY</text:p>
          </table:table-cell>
        </table:table-row>
        <table:table-row>
          <table:table-cell>
            <text:p xmlns:text="urn:oasis:names:tc:opendocument:xmlns:text:1.0">075672649</text:p>
          </table:table-cell>
          <table:table-cell>
            <text:p xmlns:text="urn:oasis:names:tc:opendocument:xmlns:text:1.0">Matt Kelly</text:p>
          </table:table-cell>
        </table:table-row>
        <table:table-row>
          <table:table-cell>
            <text:p xmlns:text="urn:oasis:names:tc:opendocument:xmlns:text:1.0">3D2286897</text:p>
          </table:table-cell>
          <table:table-cell>
            <text:p xmlns:text="urn:oasis:names:tc:opendocument:xmlns:text:1.0">JOHN P. KELLY</text:p>
          </table:table-cell>
        </table:table-row>
        <table:table-row>
          <table:table-cell>
            <text:p xmlns:text="urn:oasis:names:tc:opendocument:xmlns:text:1.0">3D2668897</text:p>
          </table:table-cell>
          <table:table-cell>
            <text:p xmlns:text="urn:oasis:names:tc:opendocument:xmlns:text:1.0">RYAN P. KELLY</text:p>
          </table:table-cell>
        </table:table-row>
        <table:table-row>
          <table:table-cell>
            <text:p xmlns:text="urn:oasis:names:tc:opendocument:xmlns:text:1.0">Y31326866</text:p>
          </table:table-cell>
          <table:table-cell>
            <text:p xmlns:text="urn:oasis:names:tc:opendocument:xmlns:text:1.0">Alan Kelly</text:p>
          </table:table-cell>
        </table:table-row>
        <table:table-row>
          <table:table-cell>
            <text:p xmlns:text="urn:oasis:names:tc:opendocument:xmlns:text:1.0">360304616</text:p>
          </table:table-cell>
          <table:table-cell>
            <text:p xmlns:text="urn:oasis:names:tc:opendocument:xmlns:text:1.0">Nathan Kelly</text:p>
          </table:table-cell>
        </table:table-row>
        <table:table-row>
          <table:table-cell>
            <text:p xmlns:text="urn:oasis:names:tc:opendocument:xmlns:text:1.0">2D9164897</text:p>
          </table:table-cell>
          <table:table-cell>
            <text:p xmlns:text="urn:oasis:names:tc:opendocument:xmlns:text:1.0">Floyd L. Kelly</text:p>
          </table:table-cell>
        </table:table-row>
        <table:table-row>
          <table:table-cell>
            <text:p xmlns:text="urn:oasis:names:tc:opendocument:xmlns:text:1.0">044459649</text:p>
          </table:table-cell>
          <table:table-cell>
            <text:p xmlns:text="urn:oasis:names:tc:opendocument:xmlns:text:1.0">Lesley Kelly</text:p>
          </table:table-cell>
        </table:table-row>
        <table:table-row>
          <table:table-cell>
            <text:p xmlns:text="urn:oasis:names:tc:opendocument:xmlns:text:1.0">4D8040897</text:p>
          </table:table-cell>
          <table:table-cell>
            <text:p xmlns:text="urn:oasis:names:tc:opendocument:xmlns:text:1.0">PAUL A. KELLY</text:p>
          </table:table-cell>
        </table:table-row>
        <table:table-row>
          <table:table-cell>
            <text:p xmlns:text="urn:oasis:names:tc:opendocument:xmlns:text:1.0">Y43926866</text:p>
          </table:table-cell>
          <table:table-cell>
            <text:p xmlns:text="urn:oasis:names:tc:opendocument:xmlns:text:1.0">Laura Kelly</text:p>
          </table:table-cell>
        </table:table-row>
        <table:table-row>
          <table:table-cell>
            <text:p xmlns:text="urn:oasis:names:tc:opendocument:xmlns:text:1.0">4D8488897</text:p>
          </table:table-cell>
          <table:table-cell>
            <text:p xmlns:text="urn:oasis:names:tc:opendocument:xmlns:text:1.0">KEVIN A. KELLY</text:p>
          </table:table-cell>
        </table:table-row>
        <table:table-row>
          <table:table-cell>
            <text:p xmlns:text="urn:oasis:names:tc:opendocument:xmlns:text:1.0">095850616</text:p>
          </table:table-cell>
          <table:table-cell>
            <text:p xmlns:text="urn:oasis:names:tc:opendocument:xmlns:text:1.0">Gary Kelly</text:p>
          </table:table-cell>
        </table:table-row>
        <table:table-row>
          <table:table-cell>
            <text:p xmlns:text="urn:oasis:names:tc:opendocument:xmlns:text:1.0">5D5579897</text:p>
          </table:table-cell>
          <table:table-cell>
            <text:p xmlns:text="urn:oasis:names:tc:opendocument:xmlns:text:1.0">Steven B. Kelly</text:p>
          </table:table-cell>
        </table:table-row>
        <table:table-row>
          <table:table-cell>
            <text:p xmlns:text="urn:oasis:names:tc:opendocument:xmlns:text:1.0">I68866754</text:p>
          </table:table-cell>
          <table:table-cell>
            <text:p xmlns:text="urn:oasis:names:tc:opendocument:xmlns:text:1.0">Stephen Kelly</text:p>
          </table:table-cell>
        </table:table-row>
        <table:table-row>
          <table:table-cell>
            <text:p xmlns:text="urn:oasis:names:tc:opendocument:xmlns:text:1.0">5D2687897</text:p>
          </table:table-cell>
          <table:table-cell>
            <text:p xmlns:text="urn:oasis:names:tc:opendocument:xmlns:text:1.0">JOHN P. KELLY</text:p>
          </table:table-cell>
        </table:table-row>
        <table:table-row>
          <table:table-cell>
            <text:p xmlns:text="urn:oasis:names:tc:opendocument:xmlns:text:1.0">5D6696897</text:p>
          </table:table-cell>
          <table:table-cell>
            <text:p xmlns:text="urn:oasis:names:tc:opendocument:xmlns:text:1.0">Richard Kelly</text:p>
          </table:table-cell>
        </table:table-row>
        <table:table-row>
          <table:table-cell>
            <text:p xmlns:text="urn:oasis:names:tc:opendocument:xmlns:text:1.0">205741672</text:p>
          </table:table-cell>
          <table:table-cell>
            <text:p xmlns:text="urn:oasis:names:tc:opendocument:xmlns:text:1.0">SHU MEI LI</text:p>
          </table:table-cell>
        </table:table-row>
        <table:table-row>
          <table:table-cell>
            <text:p xmlns:text="urn:oasis:names:tc:opendocument:xmlns:text:1.0">IA5759754</text:p>
          </table:table-cell>
          <table:table-cell>
            <text:p xmlns:text="urn:oasis:names:tc:opendocument:xmlns:text:1.0">Liam Kelly</text:p>
          </table:table-cell>
        </table:table-row>
        <table:table-row>
          <table:table-cell>
            <text:p xmlns:text="urn:oasis:names:tc:opendocument:xmlns:text:1.0">351020897</text:p>
          </table:table-cell>
          <table:table-cell>
            <text:p xmlns:text="urn:oasis:names:tc:opendocument:xmlns:text:1.0">WILLIAM J. KELLY</text:p>
          </table:table-cell>
        </table:table-row>
        <table:table-row>
          <table:table-cell>
            <text:p xmlns:text="urn:oasis:names:tc:opendocument:xmlns:text:1.0">5D8990897</text:p>
          </table:table-cell>
          <table:table-cell>
            <text:p xmlns:text="urn:oasis:names:tc:opendocument:xmlns:text:1.0">GERALD P. KELLY</text:p>
          </table:table-cell>
        </table:table-row>
        <table:table-row>
          <table:table-cell>
            <text:p xmlns:text="urn:oasis:names:tc:opendocument:xmlns:text:1.0">I69240754</text:p>
          </table:table-cell>
          <table:table-cell>
            <text:p xmlns:text="urn:oasis:names:tc:opendocument:xmlns:text:1.0">Paul Kelly</text:p>
          </table:table-cell>
        </table:table-row>
        <table:table-row>
          <table:table-cell>
            <text:p xmlns:text="urn:oasis:names:tc:opendocument:xmlns:text:1.0">I69261754</text:p>
          </table:table-cell>
          <table:table-cell>
            <text:p xmlns:text="urn:oasis:names:tc:opendocument:xmlns:text:1.0">Catherine Kelly</text:p>
          </table:table-cell>
        </table:table-row>
        <table:table-row>
          <table:table-cell>
            <text:p xmlns:text="urn:oasis:names:tc:opendocument:xmlns:text:1.0">364476616</text:p>
          </table:table-cell>
          <table:table-cell>
            <text:p xmlns:text="urn:oasis:names:tc:opendocument:xmlns:text:1.0">Paul Kelly</text:p>
          </table:table-cell>
        </table:table-row>
        <table:table-row>
          <table:table-cell>
            <text:p xmlns:text="urn:oasis:names:tc:opendocument:xmlns:text:1.0">I69660754</text:p>
          </table:table-cell>
          <table:table-cell>
            <text:p xmlns:text="urn:oasis:names:tc:opendocument:xmlns:text:1.0">Meadhbh Kelly</text:p>
          </table:table-cell>
        </table:table-row>
        <table:table-row>
          <table:table-cell>
            <text:p xmlns:text="urn:oasis:names:tc:opendocument:xmlns:text:1.0">6D8752897</text:p>
          </table:table-cell>
          <table:table-cell>
            <text:p xmlns:text="urn:oasis:names:tc:opendocument:xmlns:text:1.0">James M. Kelly</text:p>
          </table:table-cell>
        </table:table-row>
        <table:table-row>
          <table:table-cell>
            <text:p xmlns:text="urn:oasis:names:tc:opendocument:xmlns:text:1.0">092993649</text:p>
          </table:table-cell>
          <table:table-cell>
            <text:p xmlns:text="urn:oasis:names:tc:opendocument:xmlns:text:1.0">Robert Kelly</text:p>
          </table:table-cell>
        </table:table-row>
        <table:table-row>
          <table:table-cell>
            <text:p xmlns:text="urn:oasis:names:tc:opendocument:xmlns:text:1.0">092995649</text:p>
          </table:table-cell>
          <table:table-cell>
            <text:p xmlns:text="urn:oasis:names:tc:opendocument:xmlns:text:1.0">Ron Kelly</text:p>
          </table:table-cell>
        </table:table-row>
        <table:table-row>
          <table:table-cell>
            <text:p xmlns:text="urn:oasis:names:tc:opendocument:xmlns:text:1.0">6D7716897</text:p>
          </table:table-cell>
          <table:table-cell>
            <text:p xmlns:text="urn:oasis:names:tc:opendocument:xmlns:text:1.0">JASON A. KELLY</text:p>
          </table:table-cell>
        </table:table-row>
        <table:table-row>
          <table:table-cell>
            <text:p xmlns:text="urn:oasis:names:tc:opendocument:xmlns:text:1.0">3A1455897</text:p>
          </table:table-cell>
          <table:table-cell>
            <text:p xmlns:text="urn:oasis:names:tc:opendocument:xmlns:text:1.0">Robert S. Kelly</text:p>
          </table:table-cell>
        </table:table-row>
        <table:table-row>
          <table:table-cell>
            <text:p xmlns:text="urn:oasis:names:tc:opendocument:xmlns:text:1.0">IA8287754</text:p>
          </table:table-cell>
          <table:table-cell>
            <text:p xmlns:text="urn:oasis:names:tc:opendocument:xmlns:text:1.0">Sean Kelly</text:p>
          </table:table-cell>
        </table:table-row>
        <table:table-row>
          <table:table-cell>
            <text:p xmlns:text="urn:oasis:names:tc:opendocument:xmlns:text:1.0">Y79432866</text:p>
          </table:table-cell>
          <table:table-cell>
            <text:p xmlns:text="urn:oasis:names:tc:opendocument:xmlns:text:1.0">Danny Kelly</text:p>
          </table:table-cell>
        </table:table-row>
        <table:table-row>
          <table:table-cell>
            <text:p xmlns:text="urn:oasis:names:tc:opendocument:xmlns:text:1.0">082801866</text:p>
          </table:table-cell>
          <table:table-cell>
            <text:p xmlns:text="urn:oasis:names:tc:opendocument:xmlns:text:1.0">Christopher Kelly</text:p>
          </table:table-cell>
        </table:table-row>
        <table:table-row>
          <table:table-cell>
            <text:p xmlns:text="urn:oasis:names:tc:opendocument:xmlns:text:1.0">368540616</text:p>
          </table:table-cell>
          <table:table-cell>
            <text:p xmlns:text="urn:oasis:names:tc:opendocument:xmlns:text:1.0">Craig D. Kelly</text:p>
          </table:table-cell>
        </table:table-row>
        <table:table-row>
          <table:table-cell>
            <text:p xmlns:text="urn:oasis:names:tc:opendocument:xmlns:text:1.0">368441616</text:p>
          </table:table-cell>
          <table:table-cell>
            <text:p xmlns:text="urn:oasis:names:tc:opendocument:xmlns:text:1.0">Allan Kelly</text:p>
          </table:table-cell>
        </table:table-row>
        <table:table-row>
          <table:table-cell>
            <text:p xmlns:text="urn:oasis:names:tc:opendocument:xmlns:text:1.0">I71715754</text:p>
          </table:table-cell>
          <table:table-cell>
            <text:p xmlns:text="urn:oasis:names:tc:opendocument:xmlns:text:1.0">Alan Kelly</text:p>
          </table:table-cell>
        </table:table-row>
        <table:table-row>
          <table:table-cell>
            <text:p xmlns:text="urn:oasis:names:tc:opendocument:xmlns:text:1.0">I71797754</text:p>
          </table:table-cell>
          <table:table-cell>
            <text:p xmlns:text="urn:oasis:names:tc:opendocument:xmlns:text:1.0">Roberta Kelly</text:p>
          </table:table-cell>
        </table:table-row>
        <table:table-row>
          <table:table-cell>
            <text:p xmlns:text="urn:oasis:names:tc:opendocument:xmlns:text:1.0">0A0562649</text:p>
          </table:table-cell>
          <table:table-cell>
            <text:p xmlns:text="urn:oasis:names:tc:opendocument:xmlns:text:1.0">Floyd Kelly</text:p>
          </table:table-cell>
        </table:table-row>
        <table:table-row>
          <table:table-cell>
            <text:p xmlns:text="urn:oasis:names:tc:opendocument:xmlns:text:1.0">364269796</text:p>
          </table:table-cell>
          <table:table-cell>
            <text:p xmlns:text="urn:oasis:names:tc:opendocument:xmlns:text:1.0">Kerianne Kelly</text:p>
          </table:table-cell>
        </table:table-row>
        <table:table-row>
          <table:table-cell>
            <text:p xmlns:text="urn:oasis:names:tc:opendocument:xmlns:text:1.0">046810677</text:p>
          </table:table-cell>
          <table:table-cell>
            <text:p xmlns:text="urn:oasis:names:tc:opendocument:xmlns:text:1.0">Stephen Kelly</text:p>
          </table:table-cell>
        </table:table-row>
        <table:table-row>
          <table:table-cell>
            <text:p xmlns:text="urn:oasis:names:tc:opendocument:xmlns:text:1.0">9D3676897</text:p>
          </table:table-cell>
          <table:table-cell>
            <text:p xmlns:text="urn:oasis:names:tc:opendocument:xmlns:text:1.0">James H. Kelly</text:p>
          </table:table-cell>
        </table:table-row>
        <table:table-row>
          <table:table-cell>
            <text:p xmlns:text="urn:oasis:names:tc:opendocument:xmlns:text:1.0">370516616</text:p>
          </table:table-cell>
          <table:table-cell>
            <text:p xmlns:text="urn:oasis:names:tc:opendocument:xmlns:text:1.0">Carmen Kelly</text:p>
          </table:table-cell>
        </table:table-row>
        <table:table-row>
          <table:table-cell>
            <text:p xmlns:text="urn:oasis:names:tc:opendocument:xmlns:text:1.0">C-9KSY897</text:p>
          </table:table-cell>
          <table:table-cell>
            <text:p xmlns:text="urn:oasis:names:tc:opendocument:xmlns:text:1.0">James Kelley</text:p>
          </table:table-cell>
        </table:table-row>
        <table:table-row>
          <table:table-cell>
            <text:p xmlns:text="urn:oasis:names:tc:opendocument:xmlns:text:1.0">I72311754</text:p>
          </table:table-cell>
          <table:table-cell>
            <text:p xmlns:text="urn:oasis:names:tc:opendocument:xmlns:text:1.0">Anthony Kelly</text:p>
          </table:table-cell>
        </table:table-row>
        <table:table-row>
          <table:table-cell>
            <text:p xmlns:text="urn:oasis:names:tc:opendocument:xmlns:text:1.0">7D6028897</text:p>
          </table:table-cell>
          <table:table-cell>
            <text:p xmlns:text="urn:oasis:names:tc:opendocument:xmlns:text:1.0">Terri L. Kelly</text:p>
          </table:table-cell>
        </table:table-row>
        <table:table-row>
          <table:table-cell>
            <text:p xmlns:text="urn:oasis:names:tc:opendocument:xmlns:text:1.0">7D7305897</text:p>
          </table:table-cell>
          <table:table-cell>
            <text:p xmlns:text="urn:oasis:names:tc:opendocument:xmlns:text:1.0">Cathy Kelly</text:p>
          </table:table-cell>
        </table:table-row>
        <table:table-row>
          <table:table-cell>
            <text:p xmlns:text="urn:oasis:names:tc:opendocument:xmlns:text:1.0">7D8048897</text:p>
          </table:table-cell>
          <table:table-cell>
            <text:p xmlns:text="urn:oasis:names:tc:opendocument:xmlns:text:1.0">Mary H. Kelly</text:p>
          </table:table-cell>
        </table:table-row>
        <table:table-row>
          <table:table-cell>
            <text:p xmlns:text="urn:oasis:names:tc:opendocument:xmlns:text:1.0">101025866</text:p>
          </table:table-cell>
          <table:table-cell>
            <text:p xmlns:text="urn:oasis:names:tc:opendocument:xmlns:text:1.0">Stephen Kelly</text:p>
          </table:table-cell>
        </table:table-row>
        <table:table-row>
          <table:table-cell>
            <text:p xmlns:text="urn:oasis:names:tc:opendocument:xmlns:text:1.0">Y99GK9788</text:p>
          </table:table-cell>
          <table:table-cell>
            <text:p xmlns:text="urn:oasis:names:tc:opendocument:xmlns:text:1.0">Bob Kelly</text:p>
          </table:table-cell>
        </table:table-row>
        <table:table-row>
          <table:table-cell>
            <text:p xmlns:text="urn:oasis:names:tc:opendocument:xmlns:text:1.0">C-A1AJ897</text:p>
          </table:table-cell>
          <table:table-cell>
            <text:p xmlns:text="urn:oasis:names:tc:opendocument:xmlns:text:1.0">Regan Kelly</text:p>
          </table:table-cell>
        </table:table-row>
        <table:table-row>
          <table:table-cell>
            <text:p xmlns:text="urn:oasis:names:tc:opendocument:xmlns:text:1.0">9D6901897</text:p>
          </table:table-cell>
          <table:table-cell>
            <text:p xmlns:text="urn:oasis:names:tc:opendocument:xmlns:text:1.0">WILLIAM M. KELLY</text:p>
          </table:table-cell>
        </table:table-row>
        <table:table-row>
          <table:table-cell>
            <text:p xmlns:text="urn:oasis:names:tc:opendocument:xmlns:text:1.0">Y99KY7754</text:p>
          </table:table-cell>
          <table:table-cell>
            <text:p xmlns:text="urn:oasis:names:tc:opendocument:xmlns:text:1.0">Henry Kelly</text:p>
          </table:table-cell>
        </table:table-row>
        <table:table-row>
          <table:table-cell>
            <text:p xmlns:text="urn:oasis:names:tc:opendocument:xmlns:text:1.0">C-ADXS897</text:p>
          </table:table-cell>
          <table:table-cell>
            <text:p xmlns:text="urn:oasis:names:tc:opendocument:xmlns:text:1.0">Paul Kelly</text:p>
          </table:table-cell>
        </table:table-row>
        <table:table-row>
          <table:table-cell>
            <text:p xmlns:text="urn:oasis:names:tc:opendocument:xmlns:text:1.0">Y99LHN754</text:p>
          </table:table-cell>
          <table:table-cell>
            <text:p xmlns:text="urn:oasis:names:tc:opendocument:xmlns:text:1.0">Paul Kelly</text:p>
          </table:table-cell>
        </table:table-row>
        <table:table-row>
          <table:table-cell>
            <text:p xmlns:text="urn:oasis:names:tc:opendocument:xmlns:text:1.0">C-AGG8897</text:p>
          </table:table-cell>
          <table:table-cell>
            <text:p xmlns:text="urn:oasis:names:tc:opendocument:xmlns:text:1.0">Calvin Kelly</text:p>
          </table:table-cell>
        </table:table-row>
        <table:table-row>
          <table:table-cell>
            <text:p xmlns:text="urn:oasis:names:tc:opendocument:xmlns:text:1.0">101664866</text:p>
          </table:table-cell>
          <table:table-cell>
            <text:p xmlns:text="urn:oasis:names:tc:opendocument:xmlns:text:1.0">Paul Kelly</text:p>
          </table:table-cell>
        </table:table-row>
        <table:table-row>
          <table:table-cell>
            <text:p xmlns:text="urn:oasis:names:tc:opendocument:xmlns:text:1.0">C-AUDK897</text:p>
          </table:table-cell>
          <table:table-cell>
            <text:p xmlns:text="urn:oasis:names:tc:opendocument:xmlns:text:1.0">James Kelly</text:p>
          </table:table-cell>
        </table:table-row>
        <table:table-row>
          <table:table-cell>
            <text:p xmlns:text="urn:oasis:names:tc:opendocument:xmlns:text:1.0">0G2793897</text:p>
          </table:table-cell>
          <table:table-cell>
            <text:p xmlns:text="urn:oasis:names:tc:opendocument:xmlns:text:1.0">John J. Kelly</text:p>
          </table:table-cell>
        </table:table-row>
        <table:table-row>
          <table:table-cell>
            <text:p xmlns:text="urn:oasis:names:tc:opendocument:xmlns:text:1.0">0G2985897</text:p>
          </table:table-cell>
          <table:table-cell>
            <text:p xmlns:text="urn:oasis:names:tc:opendocument:xmlns:text:1.0">Tamara R. Kelly</text:p>
          </table:table-cell>
        </table:table-row>
        <table:table-row>
          <table:table-cell>
            <text:p xmlns:text="urn:oasis:names:tc:opendocument:xmlns:text:1.0">0G3778897</text:p>
          </table:table-cell>
          <table:table-cell>
            <text:p xmlns:text="urn:oasis:names:tc:opendocument:xmlns:text:1.0">David Kelly</text:p>
          </table:table-cell>
        </table:table-row>
        <table:table-row>
          <table:table-cell>
            <text:p xmlns:text="urn:oasis:names:tc:opendocument:xmlns:text:1.0">0G3837897</text:p>
          </table:table-cell>
          <table:table-cell>
            <text:p xmlns:text="urn:oasis:names:tc:opendocument:xmlns:text:1.0">Michael D. Kelly</text:p>
          </table:table-cell>
        </table:table-row>
        <table:table-row>
          <table:table-cell>
            <text:p xmlns:text="urn:oasis:names:tc:opendocument:xmlns:text:1.0">0G5869897</text:p>
          </table:table-cell>
          <table:table-cell>
            <text:p xmlns:text="urn:oasis:names:tc:opendocument:xmlns:text:1.0">KEVIN J. KELLY</text:p>
          </table:table-cell>
        </table:table-row>
        <table:table-row>
          <table:table-cell>
            <text:p xmlns:text="urn:oasis:names:tc:opendocument:xmlns:text:1.0">111950631</text:p>
          </table:table-cell>
          <table:table-cell>
            <text:p xmlns:text="urn:oasis:names:tc:opendocument:xmlns:text:1.0">Francisco Eduardo Teixeira Do Prado Kelly</text:p>
          </table:table-cell>
        </table:table-row>
        <table:table-row>
          <table:table-cell>
            <text:p xmlns:text="urn:oasis:names:tc:opendocument:xmlns:text:1.0">0G6904897</text:p>
          </table:table-cell>
          <table:table-cell>
            <text:p xmlns:text="urn:oasis:names:tc:opendocument:xmlns:text:1.0">JEFF KELLY</text:p>
          </table:table-cell>
        </table:table-row>
        <table:table-row>
          <table:table-cell>
            <text:p xmlns:text="urn:oasis:names:tc:opendocument:xmlns:text:1.0">C-BGF3897</text:p>
          </table:table-cell>
          <table:table-cell>
            <text:p xmlns:text="urn:oasis:names:tc:opendocument:xmlns:text:1.0">Darrell Kelly</text:p>
          </table:table-cell>
        </table:table-row>
        <table:table-row>
          <table:table-cell>
            <text:p xmlns:text="urn:oasis:names:tc:opendocument:xmlns:text:1.0">L371BZ613</text:p>
          </table:table-cell>
          <table:table-cell>
            <text:p xmlns:text="urn:oasis:names:tc:opendocument:xmlns:text:1.0">Abigail Wanda KELLY</text:p>
          </table:table-cell>
        </table:table-row>
        <table:table-row>
          <table:table-cell>
            <text:p xmlns:text="urn:oasis:names:tc:opendocument:xmlns:text:1.0">0G8174897</text:p>
          </table:table-cell>
          <table:table-cell>
            <text:p xmlns:text="urn:oasis:names:tc:opendocument:xmlns:text:1.0">RICHARD H. KELLY</text:p>
          </table:table-cell>
        </table:table-row>
        <table:table-row>
          <table:table-cell>
            <text:p xmlns:text="urn:oasis:names:tc:opendocument:xmlns:text:1.0">I73165754</text:p>
          </table:table-cell>
          <table:table-cell>
            <text:p xmlns:text="urn:oasis:names:tc:opendocument:xmlns:text:1.0">Shane Kelly</text:p>
          </table:table-cell>
        </table:table-row>
        <table:table-row>
          <table:table-cell>
            <text:p xmlns:text="urn:oasis:names:tc:opendocument:xmlns:text:1.0">960697897</text:p>
          </table:table-cell>
          <table:table-cell>
            <text:p xmlns:text="urn:oasis:names:tc:opendocument:xmlns:text:1.0">Ken K. Kelly</text:p>
          </table:table-cell>
        </table:table-row>
        <table:table-row>
          <table:table-cell>
            <text:p xmlns:text="urn:oasis:names:tc:opendocument:xmlns:text:1.0">104149866</text:p>
          </table:table-cell>
          <table:table-cell>
            <text:p xmlns:text="urn:oasis:names:tc:opendocument:xmlns:text:1.0">Stephen Kelly</text:p>
          </table:table-cell>
        </table:table-row>
        <table:table-row>
          <table:table-cell>
            <text:p xmlns:text="urn:oasis:names:tc:opendocument:xmlns:text:1.0">C-BTLV897</text:p>
          </table:table-cell>
          <table:table-cell>
            <text:p xmlns:text="urn:oasis:names:tc:opendocument:xmlns:text:1.0">Paul Kelly</text:p>
          </table:table-cell>
        </table:table-row>
        <table:table-row>
          <table:table-cell>
            <text:p xmlns:text="urn:oasis:names:tc:opendocument:xmlns:text:1.0">Y9A3WU866</text:p>
          </table:table-cell>
          <table:table-cell>
            <text:p xmlns:text="urn:oasis:names:tc:opendocument:xmlns:text:1.0">Chris Kelly</text:p>
          </table:table-cell>
        </table:table-row>
        <table:table-row>
          <table:table-cell>
            <text:p xmlns:text="urn:oasis:names:tc:opendocument:xmlns:text:1.0">A714PACA3</text:p>
          </table:table-cell>
          <table:table-cell>
            <text:p xmlns:text="urn:oasis:names:tc:opendocument:xmlns:text:1.0">Mike Kelly</text:p>
          </table:table-cell>
        </table:table-row>
        <table:table-row>
          <table:table-cell>
            <text:p xmlns:text="urn:oasis:names:tc:opendocument:xmlns:text:1.0">A715PACA3</text:p>
          </table:table-cell>
          <table:table-cell>
            <text:p xmlns:text="urn:oasis:names:tc:opendocument:xmlns:text:1.0">Jennifer Kelly</text:p>
          </table:table-cell>
        </table:table-row>
        <table:table-row>
          <table:table-cell>
            <text:p xmlns:text="urn:oasis:names:tc:opendocument:xmlns:text:1.0">014673834</text:p>
          </table:table-cell>
          <table:table-cell>
            <text:p xmlns:text="urn:oasis:names:tc:opendocument:xmlns:text:1.0">Leanne Maree Kelly</text:p>
          </table:table-cell>
        </table:table-row>
        <table:table-row>
          <table:table-cell>
            <text:p xmlns:text="urn:oasis:names:tc:opendocument:xmlns:text:1.0">374711616</text:p>
          </table:table-cell>
          <table:table-cell>
            <text:p xmlns:text="urn:oasis:names:tc:opendocument:xmlns:text:1.0">Harrison Kelly</text:p>
          </table:table-cell>
        </table:table-row>
        <table:table-row>
          <table:table-cell>
            <text:p xmlns:text="urn:oasis:names:tc:opendocument:xmlns:text:1.0">Y9A64W866</text:p>
          </table:table-cell>
          <table:table-cell>
            <text:p xmlns:text="urn:oasis:names:tc:opendocument:xmlns:text:1.0">Andrew Kelly</text:p>
          </table:table-cell>
        </table:table-row>
        <table:table-row>
          <table:table-cell>
            <text:p xmlns:text="urn:oasis:names:tc:opendocument:xmlns:text:1.0">C-C4AT897</text:p>
          </table:table-cell>
          <table:table-cell>
            <text:p xmlns:text="urn:oasis:names:tc:opendocument:xmlns:text:1.0">Rick Kelly</text:p>
          </table:table-cell>
        </table:table-row>
        <table:table-row>
          <table:table-cell>
            <text:p xmlns:text="urn:oasis:names:tc:opendocument:xmlns:text:1.0">I73561754</text:p>
          </table:table-cell>
          <table:table-cell>
            <text:p xmlns:text="urn:oasis:names:tc:opendocument:xmlns:text:1.0">David Kelly</text:p>
          </table:table-cell>
        </table:table-row>
        <table:table-row>
          <table:table-cell>
            <text:p xmlns:text="urn:oasis:names:tc:opendocument:xmlns:text:1.0">1G1326897</text:p>
          </table:table-cell>
          <table:table-cell>
            <text:p xmlns:text="urn:oasis:names:tc:opendocument:xmlns:text:1.0">Arnetta J. Kelly</text:p>
          </table:table-cell>
        </table:table-row>
        <table:table-row>
          <table:table-cell>
            <text:p xmlns:text="urn:oasis:names:tc:opendocument:xmlns:text:1.0">C-CEN1897</text:p>
          </table:table-cell>
          <table:table-cell>
            <text:p xmlns:text="urn:oasis:names:tc:opendocument:xmlns:text:1.0">Scott Kelly</text:p>
          </table:table-cell>
        </table:table-row>
        <table:table-row>
          <table:table-cell>
            <text:p xmlns:text="urn:oasis:names:tc:opendocument:xmlns:text:1.0">1G6005897</text:p>
          </table:table-cell>
          <table:table-cell>
            <text:p xmlns:text="urn:oasis:names:tc:opendocument:xmlns:text:1.0">NICOLE A. KELLY</text:p>
          </table:table-cell>
        </table:table-row>
        <table:table-row>
          <table:table-cell>
            <text:p xmlns:text="urn:oasis:names:tc:opendocument:xmlns:text:1.0">C-CRSJ897</text:p>
          </table:table-cell>
          <table:table-cell>
            <text:p xmlns:text="urn:oasis:names:tc:opendocument:xmlns:text:1.0">Sean Kelly</text:p>
          </table:table-cell>
        </table:table-row>
        <table:table-row>
          <table:table-cell>
            <text:p xmlns:text="urn:oasis:names:tc:opendocument:xmlns:text:1.0">S05786796</text:p>
          </table:table-cell>
          <table:table-cell>
            <text:p xmlns:text="urn:oasis:names:tc:opendocument:xmlns:text:1.0">Eamonn Kelly</text:p>
          </table:table-cell>
        </table:table-row>
        <table:table-row>
          <table:table-cell>
            <text:p xmlns:text="urn:oasis:names:tc:opendocument:xmlns:text:1.0">106340866</text:p>
          </table:table-cell>
          <table:table-cell>
            <text:p xmlns:text="urn:oasis:names:tc:opendocument:xmlns:text:1.0">Kevin Kelly</text:p>
          </table:table-cell>
        </table:table-row>
        <table:table-row>
          <table:table-cell>
            <text:p xmlns:text="urn:oasis:names:tc:opendocument:xmlns:text:1.0">I73973754</text:p>
          </table:table-cell>
          <table:table-cell>
            <text:p xmlns:text="urn:oasis:names:tc:opendocument:xmlns:text:1.0">Eoin Kelly</text:p>
          </table:table-cell>
        </table:table-row>
        <table:table-row>
          <table:table-cell>
            <text:p xmlns:text="urn:oasis:names:tc:opendocument:xmlns:text:1.0">1G6558897</text:p>
          </table:table-cell>
          <table:table-cell>
            <text:p xmlns:text="urn:oasis:names:tc:opendocument:xmlns:text:1.0">L. JEFFREY KELLY</text:p>
          </table:table-cell>
        </table:table-row>
        <table:table-row>
          <table:table-cell>
            <text:p xmlns:text="urn:oasis:names:tc:opendocument:xmlns:text:1.0">1G4127897</text:p>
          </table:table-cell>
          <table:table-cell>
            <text:p xmlns:text="urn:oasis:names:tc:opendocument:xmlns:text:1.0">Ann M. Kelly</text:p>
          </table:table-cell>
        </table:table-row>
        <table:table-row>
          <table:table-cell>
            <text:p xmlns:text="urn:oasis:names:tc:opendocument:xmlns:text:1.0">1G4322897</text:p>
          </table:table-cell>
          <table:table-cell>
            <text:p xmlns:text="urn:oasis:names:tc:opendocument:xmlns:text:1.0">Martin F. Kelly</text:p>
          </table:table-cell>
        </table:table-row>
        <table:table-row>
          <table:table-cell>
            <text:p xmlns:text="urn:oasis:names:tc:opendocument:xmlns:text:1.0">1G3955897</text:p>
          </table:table-cell>
          <table:table-cell>
            <text:p xmlns:text="urn:oasis:names:tc:opendocument:xmlns:text:1.0">Conrad M. Kelly</text:p>
          </table:table-cell>
        </table:table-row>
        <table:table-row>
          <table:table-cell>
            <text:p xmlns:text="urn:oasis:names:tc:opendocument:xmlns:text:1.0">1G3956897</text:p>
          </table:table-cell>
          <table:table-cell>
            <text:p xmlns:text="urn:oasis:names:tc:opendocument:xmlns:text:1.0">Kenneth E. Kelly</text:p>
          </table:table-cell>
        </table:table-row>
        <table:table-row>
          <table:table-cell>
            <text:p xmlns:text="urn:oasis:names:tc:opendocument:xmlns:text:1.0">0D2224649</text:p>
          </table:table-cell>
          <table:table-cell>
            <text:p xmlns:text="urn:oasis:names:tc:opendocument:xmlns:text:1.0">Heidi Fournier-Kelly</text:p>
          </table:table-cell>
        </table:table-row>
        <table:table-row>
          <table:table-cell>
            <text:p xmlns:text="urn:oasis:names:tc:opendocument:xmlns:text:1.0">1G4992897</text:p>
          </table:table-cell>
          <table:table-cell>
            <text:p xmlns:text="urn:oasis:names:tc:opendocument:xmlns:text:1.0">Carlton G. Kelly</text:p>
          </table:table-cell>
        </table:table-row>
        <table:table-row>
          <table:table-cell>
            <text:p xmlns:text="urn:oasis:names:tc:opendocument:xmlns:text:1.0">2G0108897</text:p>
          </table:table-cell>
          <table:table-cell>
            <text:p xmlns:text="urn:oasis:names:tc:opendocument:xmlns:text:1.0">TIMOTHY P. KELLY</text:p>
          </table:table-cell>
        </table:table-row>
        <table:table-row>
          <table:table-cell>
            <text:p xmlns:text="urn:oasis:names:tc:opendocument:xmlns:text:1.0">C-DGG2897</text:p>
          </table:table-cell>
          <table:table-cell>
            <text:p xmlns:text="urn:oasis:names:tc:opendocument:xmlns:text:1.0">Charles Kelly</text:p>
          </table:table-cell>
        </table:table-row>
        <table:table-row>
          <table:table-cell>
            <text:p xmlns:text="urn:oasis:names:tc:opendocument:xmlns:text:1.0">106779866</text:p>
          </table:table-cell>
          <table:table-cell>
            <text:p xmlns:text="urn:oasis:names:tc:opendocument:xmlns:text:1.0">Sarah Kelly</text:p>
          </table:table-cell>
        </table:table-row>
        <table:table-row>
          <table:table-cell>
            <text:p xmlns:text="urn:oasis:names:tc:opendocument:xmlns:text:1.0">3A6093897</text:p>
          </table:table-cell>
          <table:table-cell>
            <text:p xmlns:text="urn:oasis:names:tc:opendocument:xmlns:text:1.0">Jack C. KELLY</text:p>
          </table:table-cell>
        </table:table-row>
        <table:table-row>
          <table:table-cell>
            <text:p xmlns:text="urn:oasis:names:tc:opendocument:xmlns:text:1.0">0G9096897</text:p>
          </table:table-cell>
          <table:table-cell>
            <text:p xmlns:text="urn:oasis:names:tc:opendocument:xmlns:text:1.0">JONATHAN KELLY</text:p>
          </table:table-cell>
        </table:table-row>
        <table:table-row>
          <table:table-cell>
            <text:p xmlns:text="urn:oasis:names:tc:opendocument:xmlns:text:1.0">2076TZ897</text:p>
          </table:table-cell>
          <table:table-cell>
            <text:p xmlns:text="urn:oasis:names:tc:opendocument:xmlns:text:1.0">Barry Kelly</text:p>
          </table:table-cell>
        </table:table-row>
        <table:table-row>
          <table:table-cell>
            <text:p xmlns:text="urn:oasis:names:tc:opendocument:xmlns:text:1.0">C-DRT9897</text:p>
          </table:table-cell>
          <table:table-cell>
            <text:p xmlns:text="urn:oasis:names:tc:opendocument:xmlns:text:1.0">Richard Kelly</text:p>
          </table:table-cell>
        </table:table-row>
        <table:table-row>
          <table:table-cell>
            <text:p xmlns:text="urn:oasis:names:tc:opendocument:xmlns:text:1.0">2G1544897</text:p>
          </table:table-cell>
          <table:table-cell>
            <text:p xmlns:text="urn:oasis:names:tc:opendocument:xmlns:text:1.0">SEAN T. KELLY</text:p>
          </table:table-cell>
        </table:table-row>
        <table:table-row>
          <table:table-cell>
            <text:p xmlns:text="urn:oasis:names:tc:opendocument:xmlns:text:1.0">107822866</text:p>
          </table:table-cell>
          <table:table-cell>
            <text:p xmlns:text="urn:oasis:names:tc:opendocument:xmlns:text:1.0">Colin Kelly</text:p>
          </table:table-cell>
        </table:table-row>
        <table:table-row>
          <table:table-cell>
            <text:p xmlns:text="urn:oasis:names:tc:opendocument:xmlns:text:1.0">C-DW8B897</text:p>
          </table:table-cell>
          <table:table-cell>
            <text:p xmlns:text="urn:oasis:names:tc:opendocument:xmlns:text:1.0">David Kelly</text:p>
          </table:table-cell>
        </table:table-row>
        <table:table-row>
          <table:table-cell>
            <text:p xmlns:text="urn:oasis:names:tc:opendocument:xmlns:text:1.0">C-DWJK897</text:p>
          </table:table-cell>
          <table:table-cell>
            <text:p xmlns:text="urn:oasis:names:tc:opendocument:xmlns:text:1.0">Richard Kelly</text:p>
          </table:table-cell>
        </table:table-row>
        <table:table-row>
          <table:table-cell>
            <text:p xmlns:text="urn:oasis:names:tc:opendocument:xmlns:text:1.0">016581866</text:p>
          </table:table-cell>
          <table:table-cell>
            <text:p xmlns:text="urn:oasis:names:tc:opendocument:xmlns:text:1.0">Greg Kelly</text:p>
          </table:table-cell>
        </table:table-row>
        <table:table-row>
          <table:table-cell>
            <text:p xmlns:text="urn:oasis:names:tc:opendocument:xmlns:text:1.0">I74503754</text:p>
          </table:table-cell>
          <table:table-cell>
            <text:p xmlns:text="urn:oasis:names:tc:opendocument:xmlns:text:1.0">Christine Kelly</text:p>
          </table:table-cell>
        </table:table-row>
        <table:table-row>
          <table:table-cell>
            <text:p xmlns:text="urn:oasis:names:tc:opendocument:xmlns:text:1.0">E81774631</text:p>
          </table:table-cell>
          <table:table-cell>
            <text:p xmlns:text="urn:oasis:names:tc:opendocument:xmlns:text:1.0">Antonio Teixeira Do Prado Kelly</text:p>
          </table:table-cell>
        </table:table-row>
        <table:table-row>
          <table:table-cell>
            <text:p xmlns:text="urn:oasis:names:tc:opendocument:xmlns:text:1.0">2G6577897</text:p>
          </table:table-cell>
          <table:table-cell>
            <text:p xmlns:text="urn:oasis:names:tc:opendocument:xmlns:text:1.0">Daniel E. Kelly</text:p>
          </table:table-cell>
        </table:table-row>
        <table:table-row>
          <table:table-cell>
            <text:p xmlns:text="urn:oasis:names:tc:opendocument:xmlns:text:1.0">2G3265897</text:p>
          </table:table-cell>
          <table:table-cell>
            <text:p xmlns:text="urn:oasis:names:tc:opendocument:xmlns:text:1.0">CASSIDY M. KELLY</text:p>
          </table:table-cell>
        </table:table-row>
        <table:table-row>
          <table:table-cell>
            <text:p xmlns:text="urn:oasis:names:tc:opendocument:xmlns:text:1.0">2G5675897</text:p>
          </table:table-cell>
          <table:table-cell>
            <text:p xmlns:text="urn:oasis:names:tc:opendocument:xmlns:text:1.0">Michael D. Kelly</text:p>
          </table:table-cell>
        </table:table-row>
        <table:table-row>
          <table:table-cell>
            <text:p xmlns:text="urn:oasis:names:tc:opendocument:xmlns:text:1.0">DB59BZ897</text:p>
          </table:table-cell>
          <table:table-cell>
            <text:p xmlns:text="urn:oasis:names:tc:opendocument:xmlns:text:1.0">James Kelly</text:p>
          </table:table-cell>
        </table:table-row>
        <table:table-row>
          <table:table-cell>
            <text:p xmlns:text="urn:oasis:names:tc:opendocument:xmlns:text:1.0">C-BB7V897</text:p>
          </table:table-cell>
          <table:table-cell>
            <text:p xmlns:text="urn:oasis:names:tc:opendocument:xmlns:text:1.0">Rodney Kelly</text:p>
          </table:table-cell>
        </table:table-row>
        <table:table-row>
          <table:table-cell>
            <text:p xmlns:text="urn:oasis:names:tc:opendocument:xmlns:text:1.0">377833616</text:p>
          </table:table-cell>
          <table:table-cell>
            <text:p xmlns:text="urn:oasis:names:tc:opendocument:xmlns:text:1.0">Lee Kelly</text:p>
          </table:table-cell>
        </table:table-row>
        <table:table-row>
          <table:table-cell>
            <text:p xmlns:text="urn:oasis:names:tc:opendocument:xmlns:text:1.0">TM6213848</text:p>
          </table:table-cell>
          <table:table-cell>
            <text:p xmlns:text="urn:oasis:names:tc:opendocument:xmlns:text:1.0">Armand Kelly</text:p>
          </table:table-cell>
        </table:table-row>
        <table:table-row>
          <table:table-cell>
            <text:p xmlns:text="urn:oasis:names:tc:opendocument:xmlns:text:1.0">108430866</text:p>
          </table:table-cell>
          <table:table-cell>
            <text:p xmlns:text="urn:oasis:names:tc:opendocument:xmlns:text:1.0">David Kelly</text:p>
          </table:table-cell>
        </table:table-row>
        <table:table-row>
          <table:table-cell>
            <text:p xmlns:text="urn:oasis:names:tc:opendocument:xmlns:text:1.0">108431866</text:p>
          </table:table-cell>
          <table:table-cell>
            <text:p xmlns:text="urn:oasis:names:tc:opendocument:xmlns:text:1.0">Sean Kelly</text:p>
          </table:table-cell>
        </table:table-row>
        <table:table-row>
          <table:table-cell>
            <text:p xmlns:text="urn:oasis:names:tc:opendocument:xmlns:text:1.0">Y9AWR3866</text:p>
          </table:table-cell>
          <table:table-cell>
            <text:p xmlns:text="urn:oasis:names:tc:opendocument:xmlns:text:1.0">Dylan Kelly</text:p>
          </table:table-cell>
        </table:table-row>
        <table:table-row>
          <table:table-cell>
            <text:p xmlns:text="urn:oasis:names:tc:opendocument:xmlns:text:1.0">C-BN2V897</text:p>
          </table:table-cell>
          <table:table-cell>
            <text:p xmlns:text="urn:oasis:names:tc:opendocument:xmlns:text:1.0">Raymond Kelly</text:p>
          </table:table-cell>
        </table:table-row>
        <table:table-row>
          <table:table-cell>
            <text:p xmlns:text="urn:oasis:names:tc:opendocument:xmlns:text:1.0">C-ECRV897</text:p>
          </table:table-cell>
          <table:table-cell>
            <text:p xmlns:text="urn:oasis:names:tc:opendocument:xmlns:text:1.0">Michele Kelly</text:p>
          </table:table-cell>
        </table:table-row>
        <table:table-row>
          <table:table-cell>
            <text:p xmlns:text="urn:oasis:names:tc:opendocument:xmlns:text:1.0">C-ED4X897</text:p>
          </table:table-cell>
          <table:table-cell>
            <text:p xmlns:text="urn:oasis:names:tc:opendocument:xmlns:text:1.0">Victoria Kelly</text:p>
          </table:table-cell>
        </table:table-row>
        <table:table-row>
          <table:table-cell>
            <text:p xmlns:text="urn:oasis:names:tc:opendocument:xmlns:text:1.0">CVEEHVCA3</text:p>
          </table:table-cell>
          <table:table-cell>
            <text:p xmlns:text="urn:oasis:names:tc:opendocument:xmlns:text:1.0">Dan Kelly</text:p>
          </table:table-cell>
        </table:table-row>
        <table:table-row>
          <table:table-cell>
            <text:p xmlns:text="urn:oasis:names:tc:opendocument:xmlns:text:1.0">Y9AXT2866</text:p>
          </table:table-cell>
          <table:table-cell>
            <text:p xmlns:text="urn:oasis:names:tc:opendocument:xmlns:text:1.0">Greg Kelly</text:p>
          </table:table-cell>
        </table:table-row>
        <table:table-row>
          <table:table-cell>
            <text:p xmlns:text="urn:oasis:names:tc:opendocument:xmlns:text:1.0">047179616</text:p>
          </table:table-cell>
          <table:table-cell>
            <text:p xmlns:text="urn:oasis:names:tc:opendocument:xmlns:text:1.0">Phil Kelly</text:p>
          </table:table-cell>
        </table:table-row>
        <table:table-row>
          <table:table-cell>
            <text:p xmlns:text="urn:oasis:names:tc:opendocument:xmlns:text:1.0">C-EGND897</text:p>
          </table:table-cell>
          <table:table-cell>
            <text:p xmlns:text="urn:oasis:names:tc:opendocument:xmlns:text:1.0">Timothy Kelly</text:p>
          </table:table-cell>
        </table:table-row>
        <table:table-row>
          <table:table-cell>
            <text:p xmlns:text="urn:oasis:names:tc:opendocument:xmlns:text:1.0">108877866</text:p>
          </table:table-cell>
          <table:table-cell>
            <text:p xmlns:text="urn:oasis:names:tc:opendocument:xmlns:text:1.0">Alexander Kelly</text:p>
          </table:table-cell>
        </table:table-row>
        <table:table-row>
          <table:table-cell>
            <text:p xmlns:text="urn:oasis:names:tc:opendocument:xmlns:text:1.0">AC49PA897</text:p>
          </table:table-cell>
          <table:table-cell>
            <text:p xmlns:text="urn:oasis:names:tc:opendocument:xmlns:text:1.0">Debbie Kelly</text:p>
          </table:table-cell>
        </table:table-row>
        <table:table-row>
          <table:table-cell>
            <text:p xmlns:text="urn:oasis:names:tc:opendocument:xmlns:text:1.0">9A0193897</text:p>
          </table:table-cell>
          <table:table-cell>
            <text:p xmlns:text="urn:oasis:names:tc:opendocument:xmlns:text:1.0">Raymond D. Kelly</text:p>
          </table:table-cell>
        </table:table-row>
        <table:table-row>
          <table:table-cell>
            <text:p xmlns:text="urn:oasis:names:tc:opendocument:xmlns:text:1.0">010457649</text:p>
          </table:table-cell>
          <table:table-cell>
            <text:p xmlns:text="urn:oasis:names:tc:opendocument:xmlns:text:1.0">Sylvia Kelly</text:p>
          </table:table-cell>
        </table:table-row>
        <table:table-row>
          <table:table-cell>
            <text:p xmlns:text="urn:oasis:names:tc:opendocument:xmlns:text:1.0">C-CS21897</text:p>
          </table:table-cell>
          <table:table-cell>
            <text:p xmlns:text="urn:oasis:names:tc:opendocument:xmlns:text:1.0">Ed Kelly</text:p>
          </table:table-cell>
        </table:table-row>
        <table:table-row>
          <table:table-cell>
            <text:p xmlns:text="urn:oasis:names:tc:opendocument:xmlns:text:1.0">0146LQ897</text:p>
          </table:table-cell>
          <table:table-cell>
            <text:p xmlns:text="urn:oasis:names:tc:opendocument:xmlns:text:1.0">Robert Kelly</text:p>
          </table:table-cell>
        </table:table-row>
        <table:table-row>
          <table:table-cell>
            <text:p xmlns:text="urn:oasis:names:tc:opendocument:xmlns:text:1.0">0270LO672</text:p>
          </table:table-cell>
          <table:table-cell>
            <text:p xmlns:text="urn:oasis:names:tc:opendocument:xmlns:text:1.0">zhang Kelly</text:p>
          </table:table-cell>
        </table:table-row>
        <table:table-row>
          <table:table-cell>
            <text:p xmlns:text="urn:oasis:names:tc:opendocument:xmlns:text:1.0">079748897</text:p>
          </table:table-cell>
          <table:table-cell>
            <text:p xmlns:text="urn:oasis:names:tc:opendocument:xmlns:text:1.0">Catherine Kelly</text:p>
          </table:table-cell>
        </table:table-row>
        <table:table-row>
          <table:table-cell>
            <text:p xmlns:text="urn:oasis:names:tc:opendocument:xmlns:text:1.0">5144LR897</text:p>
          </table:table-cell>
          <table:table-cell>
            <text:p xmlns:text="urn:oasis:names:tc:opendocument:xmlns:text:1.0">Michael Kelly</text:p>
          </table:table-cell>
        </table:table-row>
        <table:table-row>
          <table:table-cell>
            <text:p xmlns:text="urn:oasis:names:tc:opendocument:xmlns:text:1.0">6A5561897</text:p>
          </table:table-cell>
          <table:table-cell>
            <text:p xmlns:text="urn:oasis:names:tc:opendocument:xmlns:text:1.0">Michael Kelly</text:p>
          </table:table-cell>
        </table:table-row>
        <table:table-row>
          <table:table-cell>
            <text:p xmlns:text="urn:oasis:names:tc:opendocument:xmlns:text:1.0">8838LO616</text:p>
          </table:table-cell>
          <table:table-cell>
            <text:p xmlns:text="urn:oasis:names:tc:opendocument:xmlns:text:1.0">Sophia Kelly</text:p>
          </table:table-cell>
        </table:table-row>
        <table:table-row>
          <table:table-cell>
            <text:p xmlns:text="urn:oasis:names:tc:opendocument:xmlns:text:1.0">965378897</text:p>
          </table:table-cell>
          <table:table-cell>
            <text:p xmlns:text="urn:oasis:names:tc:opendocument:xmlns:text:1.0">Bernice Kelly</text:p>
          </table:table-cell>
        </table:table-row>
        <table:table-row>
          <table:table-cell>
            <text:p xmlns:text="urn:oasis:names:tc:opendocument:xmlns:text:1.0">C-ERF0897</text:p>
          </table:table-cell>
          <table:table-cell>
            <text:p xmlns:text="urn:oasis:names:tc:opendocument:xmlns:text:1.0">Joseph Kelly</text:p>
          </table:table-cell>
        </table:table-row>
        <table:table-row>
          <table:table-cell>
            <text:p xmlns:text="urn:oasis:names:tc:opendocument:xmlns:text:1.0">7D6115897</text:p>
          </table:table-cell>
          <table:table-cell>
            <text:p xmlns:text="urn:oasis:names:tc:opendocument:xmlns:text:1.0">Shawn M. Kelly</text:p>
          </table:table-cell>
        </table:table-row>
        <table:table-row>
          <table:table-cell>
            <text:p xmlns:text="urn:oasis:names:tc:opendocument:xmlns:text:1.0">0D4276649</text:p>
          </table:table-cell>
          <table:table-cell>
            <text:p xmlns:text="urn:oasis:names:tc:opendocument:xmlns:text:1.0">Ben Kelly</text:p>
          </table:table-cell>
        </table:table-row>
        <table:table-row>
          <table:table-cell>
            <text:p xmlns:text="urn:oasis:names:tc:opendocument:xmlns:text:1.0">C-ECBB897</text:p>
          </table:table-cell>
          <table:table-cell>
            <text:p xmlns:text="urn:oasis:names:tc:opendocument:xmlns:text:1.0">Calvin Kelly</text:p>
          </table:table-cell>
        </table:table-row>
        <table:table-row>
          <table:table-cell>
            <text:p xmlns:text="urn:oasis:names:tc:opendocument:xmlns:text:1.0">D183BZ897</text:p>
          </table:table-cell>
          <table:table-cell>
            <text:p xmlns:text="urn:oasis:names:tc:opendocument:xmlns:text:1.0">Sean Kelly</text:p>
          </table:table-cell>
        </table:table-row>
        <table:table-row>
          <table:table-cell>
            <text:p xmlns:text="urn:oasis:names:tc:opendocument:xmlns:text:1.0">378379616</text:p>
          </table:table-cell>
          <table:table-cell>
            <text:p xmlns:text="urn:oasis:names:tc:opendocument:xmlns:text:1.0">Joel Kelly</text:p>
          </table:table-cell>
        </table:table-row>
        <table:table-row>
          <table:table-cell>
            <text:p xmlns:text="urn:oasis:names:tc:opendocument:xmlns:text:1.0">Y9B1SE754</text:p>
          </table:table-cell>
          <table:table-cell>
            <text:p xmlns:text="urn:oasis:names:tc:opendocument:xmlns:text:1.0">Tara Kelly</text:p>
          </table:table-cell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</table:table>
    </office:spreadsheet>
  </office:body>
</office:document>
</file>